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197cm" style:rel-column-width="24066*"/>
    </style:style>
    <style:style style:name="Таблица1.B" style:family="table-column">
      <style:table-column-properties style:column-width="3.694cm" style:rel-column-width="14345*"/>
    </style:style>
    <style:style style:name="Таблица1.C" style:family="table-column">
      <style:table-column-properties style:column-width="2.764cm" style:rel-column-width="10735*"/>
    </style:style>
    <style:style style:name="Таблица1.D" style:family="table-column">
      <style:table-column-properties style:column-width="4.219cm" style:rel-column-width="16389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873cm" table:align="margins" style:writing-mode="lr-tb"/>
    </style:style>
    <style:style style:name="Таблица2.A" style:family="table-column">
      <style:table-column-properties style:column-width="0.796cm" style:rel-column-width="451*"/>
    </style:style>
    <style:style style:name="Таблица2.B" style:family="table-column">
      <style:table-column-properties style:column-width="5.11cm" style:rel-column-width="2897*"/>
    </style:style>
    <style:style style:name="Таблица2.C" style:family="table-column">
      <style:table-column-properties style:column-width="5.29cm" style:rel-column-width="2999*"/>
    </style:style>
    <style:style style:name="Таблица2.D" style:family="table-column">
      <style:table-column-properties style:column-width="5.678cm" style:rel-column-width="3219*"/>
    </style:style>
    <style:style style:name="Таблица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4" style:family="table-cell">
      <style:table-cell-properties fo:padding="0.097cm" fo:border-left="0.05pt solid #000000" fo:border-right="none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5" style:family="table-cell">
      <style:table-cell-properties fo:padding="0.097cm" fo:border-left="0.05pt solid #000000" fo:border-right="none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6" style:family="table-cell">
      <style:table-cell-properties fo:padding="0.097cm" fo:border-left="0.05pt solid #000000" fo:border-right="none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7" style:family="table-cell">
      <style:table-cell-properties fo:padding="0.097cm" fo:border-left="0.05pt solid #000000" fo:border-right="none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8" style:family="table-cell">
      <style:table-cell-properties fo:padding="0.097cm" fo:border-left="0.05pt solid #000000" fo:border-right="none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9" style:family="table-cell">
      <style:table-cell-properties fo:padding="0.097cm" fo:border-left="0.05pt solid #000000" fo:border-right="none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0" style:family="table-cell">
      <style:table-cell-properties fo:padding="0.097cm" fo:border-left="0.05pt solid #000000" fo:border-right="none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1" style:family="table-cell">
      <style:table-cell-properties fo:padding="0.097cm" fo:border-left="0.05pt solid #000000" fo:border-right="none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2" style:family="table-cell">
      <style:table-cell-properties fo:padding="0.097cm" fo:border-left="0.05pt solid #000000" fo:border-right="none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3" style:family="table-cell">
      <style:table-cell-properties fo:padding="0.097cm" fo:border-left="0.05pt solid #000000" fo:border-right="none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4" style:family="table-cell">
      <style:table-cell-properties fo:padding="0.097cm" fo:border-left="0.05pt solid #000000" fo:border-right="none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5" style:family="table-cell">
      <style:table-cell-properties fo:padding="0.097cm" fo:border-left="0.05pt solid #000000" fo:border-right="none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6" style:family="table-cell">
      <style:table-cell-properties fo:padding="0.097cm" fo:border-left="0.05pt solid #000000" fo:border-right="none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7" style:family="table-cell">
      <style:table-cell-properties fo:padding="0.097cm" fo:border-left="0.05pt solid #000000" fo:border-right="none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8" style:family="table-cell">
      <style:table-cell-properties fo:padding="0.097cm" fo:border-left="0.05pt solid #000000" fo:border-right="none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9" style:family="table-cell">
      <style:table-cell-properties fo:padding="0.097cm" fo:border-left="0.05pt solid #000000" fo:border-right="none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0" style:family="table-cell">
      <style:table-cell-properties fo:padding="0.097cm" fo:border-left="0.05pt solid #000000" fo:border-right="none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1" style:family="table-cell">
      <style:table-cell-properties fo:padding="0.097cm" fo:border-left="0.05pt solid #000000" fo:border-right="none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4%"/>
      <style:text-properties fo:font-size="10pt" style:font-size-asian="10pt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text-align="start" style:justify-single-word="false"/>
      <style:text-properties officeooo:paragraph-rsid="0002b93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02b935"/>
    </style:style>
    <style:style style:name="P6" style:family="paragraph" style:parent-style-name="Heading_20_1">
      <style:paragraph-properties fo:margin-left="0cm" fo:margin-right="6.299cm" fo:margin-top="0.141cm" fo:margin-bottom="0cm" style:contextual-spacing="false" fo:text-align="center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8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9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10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12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14" style:family="paragraph" style:parent-style-name="Text_20_body">
      <style:text-properties fo:font-size="12pt" style:font-size-asian="12pt"/>
    </style:style>
    <style:style style:name="P15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16" style:family="paragraph" style:parent-style-name="Text_20_body">
      <style:text-properties fo:font-size="15pt" style:font-size-asian="15pt"/>
    </style:style>
    <style:style style:name="P17" style:family="paragraph" style:parent-style-name="Text_20_body">
      <style:text-properties fo:font-size="9pt" style:font-size-asian="9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11a03f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1304d0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13b26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officeooo:rsid="00044f62" officeooo:paragraph-rsid="0002b935" style:font-size-asian="14pt" style:font-size-complex="14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77e80" officeooo:paragraph-rsid="0002b935" style:font-size-asian="14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152691" style:font-size-asian="14pt" style:font-size-complex="14pt"/>
    </style:style>
    <style:style style:name="P27" style:family="paragraph" style:parent-style-name="Preformatted_20_Text">
      <style:paragraph-properties fo:orphans="2" fo:widows="2"/>
      <style:text-properties style:font-name="Times New Roman" fo:font-size="14pt" officeooo:rsid="0011a03f" officeooo:paragraph-rsid="0016c521" style:font-size-asian="14pt" style:font-size-complex="14pt"/>
    </style:style>
    <style:style style:name="P2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16c521" style:font-size-asian="14pt" style:font-size-complex="14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2a40b5" officeooo:paragraph-rsid="00146f3f" style:font-size-asian="14pt" style:font-size-complex="14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6006e" officeooo:paragraph-rsid="0002b935" style:font-size-asian="14pt" style:font-size-complex="14pt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paragraph-rsid="0011a03f" style:font-size-asian="14pt" style:font-size-complex="14pt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paragraph-rsid="001304d0" style:font-size-asian="14pt" style:font-size-complex="14pt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paragraph-rsid="0013b264" style:font-size-asian="14pt" style:font-size-complex="14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2b935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1794ea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1794ea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39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fo:font-weight="normal" officeooo:rsid="0025108a" officeooo:paragraph-rsid="0002b935" style:font-size-asian="14pt" style:font-style-asian="italic" style:font-weight-asian="normal" style:font-size-complex="14pt" style:font-style-complex="italic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9a29c" officeooo:paragraph-rsid="0002b935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177e80" officeooo:paragraph-rsid="0002b935" style:font-size-asian="14pt" style:font-size-complex="14pt"/>
    </style:style>
    <style:style style:name="P44" style:family="paragraph" style:parent-style-name="Table_20_Contents">
      <style:text-properties fo:font-size="14pt" officeooo:rsid="00177e80" officeooo:paragraph-rsid="0002b935" style:font-size-asian="14pt" style:font-size-complex="14pt"/>
    </style:style>
    <style:style style:name="P45" style:family="paragraph" style:parent-style-name="Table_20_Contents">
      <style:text-properties fo:font-size="14pt" officeooo:rsid="00177e80" officeooo:paragraph-rsid="00146f3f" style:font-size-asian="14pt" style:font-size-complex="14pt"/>
    </style:style>
    <style:style style:name="P46" style:family="paragraph" style:parent-style-name="Table_20_Contents">
      <style:text-properties fo:font-size="14pt" officeooo:rsid="0025108a" officeooo:paragraph-rsid="0002b935" style:font-size-asian="14pt" style:font-size-complex="14pt"/>
    </style:style>
    <style:style style:name="P47" style:family="paragraph" style:parent-style-name="Table_20_Contents">
      <style:text-properties fo:font-size="14pt" officeooo:rsid="0047df0b" officeooo:paragraph-rsid="0002b935" style:font-size-asian="14pt" style:font-size-complex="14pt"/>
    </style:style>
    <style:style style:name="P48" style:family="paragraph" style:parent-style-name="Table_20_Contents">
      <style:text-properties fo:font-size="14pt" officeooo:paragraph-rsid="0002b935" style:font-size-asian="14pt" style:font-size-complex="14pt"/>
    </style:style>
    <style:style style:name="P49" style:family="paragraph" style:parent-style-name="Table_20_Contents">
      <style:text-properties fo:font-size="14pt" officeooo:rsid="000dad66" officeooo:paragraph-rsid="000dad66" style:font-size-asian="14pt" style:font-size-complex="14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02b935" style:font-size-asian="14pt" style:font-size-complex="14pt"/>
    </style:style>
    <style:style style:name="P5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1304d0" style:font-size-asian="14pt" style:font-size-complex="14pt"/>
    </style:style>
    <style:style style:name="P52" style:family="paragraph" style:parent-style-name="Text_20_body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fo:font-size="14pt" officeooo:rsid="0002b935" officeooo:paragraph-rsid="001304d0" style:font-size-asian="14pt" style:font-size-complex="14pt"/>
    </style:style>
    <style:style style:name="P5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13b264" style:font-size-asian="14pt" style:font-size-complex="14pt"/>
    </style:style>
    <style:style style:name="P54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55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1017a4"/>
    </style:style>
    <style:style style:name="P56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57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58" style:family="paragraph" style:parent-style-name="Table_20_Contents">
      <style:text-properties style:use-window-font-color="true" loext:opacity="0%" style:font-name="Times New Roman" fo:font-size="14pt" fo:language="uk" fo:country="UA" officeooo:rsid="0008081e" officeooo:paragraph-rsid="0008081e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08081e" officeooo:paragraph-rsid="0008081e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0" style:family="paragraph" style:parent-style-name="Table_20_Contents">
      <style:text-properties style:use-window-font-color="true" loext:opacity="0%" style:font-name="Times New Roman" fo:font-size="14pt" fo:language="uk" fo:country="UA" officeooo:rsid="001017a4" officeooo:paragraph-rsid="001017a4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1" style:family="paragraph" style:parent-style-name="Table_20_Contents">
      <style:text-properties style:use-window-font-color="true" loext:opacity="0%" style:font-name="Times New Roman" fo:font-size="14pt" fo:language="uk" fo:country="UA" officeooo:rsid="001017a4" officeooo:paragraph-rsid="00146f3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146f3f" officeooo:paragraph-rsid="00146f3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3" style:family="paragraph" style:parent-style-name="Table_20_Contents">
      <style:text-properties style:use-window-font-color="true" loext:opacity="0%" style:font-name="Times New Roman" fo:font-size="14pt" fo:language="uk" fo:country="UA" officeooo:rsid="00146f3f" officeooo:paragraph-rsid="00146f3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4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65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officeooo:paragraph-rsid="00013878"/>
    </style:style>
    <style:style style:name="P66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67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68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69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70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style:font-size-asian="14pt" style:font-size-complex="14pt"/>
    </style:style>
    <style:style style:name="P71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paragraph-rsid="001304d0" style:font-size-asian="14pt" style:font-size-complex="14pt"/>
    </style:style>
    <style:style style:name="P72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paragraph-rsid="0013b264" style:font-size-asian="14pt" style:font-size-complex="14pt"/>
    </style:style>
    <style:style style:name="P73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rsid="0011a03f" officeooo:paragraph-rsid="0011a03f" style:font-size-asian="14pt" style:font-size-complex="14pt"/>
    </style:style>
    <style:style style:name="P74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rsid="0011a03f" officeooo:paragraph-rsid="001304d0" style:font-size-asian="14pt" style:font-size-complex="14pt"/>
    </style:style>
    <style:style style:name="P75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rsid="0011a03f" officeooo:paragraph-rsid="0013b264" style:font-size-asian="14pt" style:font-size-complex="14pt"/>
    </style:style>
    <style:style style:name="P7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13b264" style:font-size-asian="14pt" style:font-weight-asian="bold" style:font-size-complex="14pt" style:font-weight-complex="bold"/>
    </style:style>
    <style:style style:name="P7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1304d0" style:font-size-asian="14pt" style:font-weight-asian="bold" style:font-size-complex="14pt" style:font-weight-complex="bold"/>
    </style:style>
    <style:style style:name="P7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16c521" style:font-size-asian="14pt" style:font-weight-asian="bold" style:font-size-complex="14pt" style:font-weight-complex="bold"/>
    </style:style>
    <style:style style:name="P79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1304d0" style:font-size-asian="14pt" style:font-weight-asian="bold" style:font-size-complex="14pt" style:font-weight-complex="bold"/>
    </style:style>
    <style:style style:name="P80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16c521" style:font-size-asian="14pt" style:font-weight-asian="bold" style:font-size-complex="14pt" style:font-weight-complex="bold"/>
    </style:style>
    <style:style style:name="P81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normal" officeooo:rsid="0011a03f" officeooo:paragraph-rsid="0013b264" style:font-size-asian="14pt" style:font-weight-asian="normal" style:font-size-complex="14pt" style:font-weight-complex="normal"/>
    </style:style>
    <style:style style:name="P82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normal" officeooo:rsid="0011a03f" officeooo:paragraph-rsid="001304d0" style:font-size-asian="14pt" style:font-weight-asian="normal" style:font-size-complex="14pt" style:font-weight-complex="normal"/>
    </style:style>
    <style:style style:name="P83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normal" officeooo:rsid="0011a03f" officeooo:paragraph-rsid="001304d0" style:font-size-asian="14pt" style:font-size-complex="14pt"/>
    </style:style>
    <style:style style:name="P84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normal" officeooo:rsid="0011a03f" officeooo:paragraph-rsid="0011a03f" style:font-size-asian="14pt" style:font-size-complex="14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2dde4c" officeooo:paragraph-rsid="00146f3f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8342e" officeooo:paragraph-rsid="00152691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181970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181970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2fb8df" officeooo:paragraph-rsid="00152691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2001b1"/>
    </style:style>
    <style:style style:name="P93" style:family="paragraph" style:parent-style-name="Table_20_Contents">
      <style:text-properties fo:font-size="14pt" officeooo:paragraph-rsid="0002b935" style:font-size-asian="14pt" style:font-size-complex="14pt"/>
    </style:style>
    <style:style style:name="P94" style:family="paragraph" style:parent-style-name="Table_20_Contents">
      <style:text-properties fo:font-size="14pt" officeooo:rsid="0025108a" officeooo:paragraph-rsid="0002b935" style:font-size-asian="14pt" style:font-size-complex="14pt"/>
    </style:style>
    <style:style style:name="P95" style:family="paragraph" style:parent-style-name="Table_20_Contents">
      <style:text-properties fo:font-size="14pt" officeooo:rsid="0025108a" officeooo:paragraph-rsid="001e095f" style:font-size-asian="14pt" style:font-size-complex="14pt"/>
    </style:style>
    <style:style style:name="P96" style:family="paragraph" style:parent-style-name="Table_20_Contents">
      <style:text-properties fo:font-size="14pt" officeooo:rsid="001cba15" officeooo:paragraph-rsid="001cba15" style:font-size-asian="14pt" style:font-size-complex="14pt"/>
    </style:style>
    <style:style style:name="P97" style:family="paragraph" style:parent-style-name="Table_20_Contents">
      <style:text-properties fo:font-size="14pt" officeooo:rsid="000dad66" officeooo:paragraph-rsid="000dad66" style:font-size-asian="14pt" style:font-size-complex="14pt"/>
    </style:style>
    <style:style style:name="P98" style:family="paragraph" style:parent-style-name="Table_20_Contents">
      <style:text-properties fo:font-size="14pt" officeooo:rsid="001d5a35" officeooo:paragraph-rsid="001d5a35" style:font-size-asian="14pt" style:font-size-complex="14pt"/>
    </style:style>
    <style:style style:name="P99" style:family="paragraph" style:parent-style-name="Table_20_Contents">
      <style:text-properties fo:font-size="14pt" officeooo:rsid="001e095f" officeooo:paragraph-rsid="001e095f" style:font-size-asian="14pt" style:font-size-complex="14pt"/>
    </style:style>
    <style:style style:name="P100" style:family="paragraph" style:parent-style-name="Table_20_Contents">
      <style:text-properties style:use-window-font-color="true" loext:opacity="0%" style:font-name="Times New Roman" fo:font-size="14pt" fo:language="uk" fo:country="UA" officeooo:rsid="001cba15" officeooo:paragraph-rsid="001cba15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01" style:family="paragraph" style:parent-style-name="Table_20_Contents">
      <style:text-properties style:use-window-font-color="true" loext:opacity="0%" style:font-name="Times New Roman" fo:font-size="14pt" fo:language="uk" fo:country="UA" officeooo:rsid="001cba15" officeooo:paragraph-rsid="001d5a35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02" style:family="paragraph" style:parent-style-name="Table_20_Contents">
      <style:text-properties style:use-window-font-color="true" loext:opacity="0%" style:font-name="Times New Roman" fo:font-size="14pt" fo:language="uk" fo:country="UA" officeooo:rsid="001cba15" officeooo:paragraph-rsid="001dec35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03" style:family="paragraph" style:parent-style-name="Table_20_Contents">
      <style:text-properties style:use-window-font-color="true" loext:opacity="0%" style:font-name="Times New Roman" fo:font-size="14pt" fo:language="uk" fo:country="UA" officeooo:rsid="001cba15" officeooo:paragraph-rsid="001e095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04" style:family="paragraph" style:parent-style-name="Table_20_Contents">
      <style:text-properties style:use-window-font-color="true" loext:opacity="0%" style:font-name="Times New Roman" fo:font-size="14pt" fo:language="uk" fo:country="UA" officeooo:rsid="001d5a35" officeooo:paragraph-rsid="001d5a35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05" style:family="paragraph" style:parent-style-name="Table_20_Contents">
      <style:text-properties style:use-window-font-color="true" loext:opacity="0%" style:font-name="Times New Roman" fo:font-size="14pt" fo:language="uk" fo:country="UA" officeooo:rsid="001d5a35" officeooo:paragraph-rsid="001dec35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06" style:family="paragraph" style:parent-style-name="Table_20_Contents">
      <style:text-properties style:use-window-font-color="true" loext:opacity="0%" style:font-name="Times New Roman" fo:font-size="14pt" fo:language="uk" fo:country="UA" officeooo:rsid="001d5a35" officeooo:paragraph-rsid="001e095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07" style:family="paragraph" style:parent-style-name="Table_20_Contents">
      <style:text-properties style:use-window-font-color="true" loext:opacity="0%" style:font-name="Times New Roman" fo:font-size="14pt" fo:language="uk" fo:country="UA" officeooo:rsid="001e095f" officeooo:paragraph-rsid="001e095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08" style:family="paragraph" style:parent-style-name="Table_20_Contents">
      <style:text-properties style:use-window-font-color="true" loext:opacity="0%" style:font-name="Times New Roman" fo:font-size="14pt" fo:language="uk" fo:country="UA" officeooo:rsid="00450a3d" officeooo:paragraph-rsid="001e095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09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13b264" style:font-size-asian="14pt" style:font-weight-asian="bold" style:font-size-complex="14pt" style:font-weight-complex="bold"/>
    </style:style>
    <style:style style:name="P11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style:paragraph-properties fo:margin-left="0cm" fo:margin-right="0cm" fo:margin-top="0cm" fo:margin-bottom="0cm" fo:line-height="100%" fo:text-indent="0cm" style:writing-mode="lr-tb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style:paragraph-properties fo:margin-left="0cm" fo:margin-right="0cm" fo:margin-top="0cm" fo:margin-bottom="0cm" fo:line-height="100%" fo:text-indent="0cm"/>
    </style:style>
    <style:style style:name="P126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27" style:family="paragraph">
      <loext:graphic-properties draw:fill="solid" draw:fill-color="#612322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etter-spacing="-0.005cm" style:font-size-asian="14pt"/>
    </style:style>
    <style:style style:name="T4" style:family="text">
      <style:text-properties fo:font-size="14pt" fo:letter-spacing="-0.002cm" style:font-size-asian="14pt"/>
    </style:style>
    <style:style style:name="T5" style:family="text">
      <style:text-properties fo:font-size="14pt" fo:letter-spacing="-0.004cm" style:font-size-asian="14pt"/>
    </style:style>
    <style:style style:name="T6" style:family="text">
      <style:text-properties fo:font-size="14pt" fo:letter-spacing="-0.011cm" style:font-size-asian="14pt"/>
    </style:style>
    <style:style style:name="T7" style:family="text">
      <style:text-properties fo:font-size="14pt" fo:letter-spacing="-0.009cm" style:font-size-asian="14pt"/>
    </style:style>
    <style:style style:name="T8" style:family="text">
      <style:text-properties fo:font-size="14pt" fo:letter-spacing="-0.016cm" style:font-size-asian="14pt"/>
    </style:style>
    <style:style style:name="T9" style:family="text">
      <style:text-properties fo:font-size="14pt" fo:letter-spacing="-0.118cm" style:font-size-asian="14pt"/>
    </style:style>
    <style:style style:name="T10" style:family="text">
      <style:text-properties fo:font-size="14pt" fo:letter-spacing="0.002cm" style:font-size-asian="14pt"/>
    </style:style>
    <style:style style:name="T11" style:family="text">
      <style:text-properties fo:letter-spacing="-0.005cm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17a4" style:font-weight-asian="bold" style:font-weight-complex="bold"/>
    </style:style>
    <style:style style:name="T14" style:family="text">
      <style:text-properties fo:font-weight="bold" officeooo:rsid="00108640" style:font-weight-asian="bold" style:font-weight-complex="bold"/>
    </style:style>
    <style:style style:name="T15" style:family="text">
      <style:text-properties fo:letter-spacing="0.002cm"/>
    </style:style>
    <style:style style:name="T16" style:family="text">
      <style:text-properties fo:letter-spacing="-0.101cm"/>
    </style:style>
    <style:style style:name="T17" style:family="text">
      <style:text-properties fo:letter-spacing="-0.004cm"/>
    </style:style>
    <style:style style:name="T18" style:family="text">
      <style:text-properties fo:letter-spacing="-0.002cm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83ccb" style:font-style-asian="italic" style:font-style-complex="italic"/>
    </style:style>
    <style:style style:name="T21" style:family="text">
      <style:text-properties fo:font-style="italic" officeooo:rsid="00152691" style:font-style-asian="italic" style:font-style-complex="italic"/>
    </style:style>
    <style:style style:name="T22" style:family="text">
      <style:text-properties style:font-name="Times New Roman" fo:font-size="14pt" fo:font-weight="normal" officeooo:rsid="0027327e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383ccb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3fb4d1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0e3ddc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044f62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2001b1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font-weight="bold" officeooo:rsid="00044f62" style:font-size-asian="14pt" style:font-weight-asian="bold" style:font-size-complex="14pt" style:font-weight-complex="bold"/>
    </style:style>
    <style:style style:name="T29" style:family="text">
      <style:text-properties style:font-name="Times New Roman" fo:font-size="14pt" officeooo:rsid="00044f62" style:font-size-asian="14pt" style:font-size-complex="14pt"/>
    </style:style>
    <style:style style:name="T30" style:family="text">
      <style:text-properties style:font-name="Times New Roman" fo:font-size="14pt" officeooo:rsid="00071ce1" style:font-size-asian="14pt" style:font-size-complex="14pt"/>
    </style:style>
    <style:style style:name="T31" style:family="text">
      <style:text-properties style:font-name="Times New Roman" fo:font-size="14pt" style:text-underline-style="solid" style:text-underline-width="auto" style:text-underline-color="font-color" officeooo:rsid="00071ce1" style:font-size-asian="14pt" style:font-size-complex="14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013878"/>
    </style:style>
    <style:style style:name="T34" style:family="text">
      <style:text-properties style:text-underline-style="solid" style:text-underline-width="auto" style:text-underline-color="font-color" officeooo:rsid="0014e0de"/>
    </style:style>
    <style:style style:name="T35" style:family="text">
      <style:text-properties style:text-underline-style="solid" style:text-underline-width="auto" style:text-underline-color="font-color" officeooo:rsid="001304d0"/>
    </style:style>
    <style:style style:name="T36" style:family="text">
      <style:text-properties style:text-underline-style="solid" style:text-underline-width="auto" style:text-underline-color="font-color" fo:font-weight="normal" officeooo:rsid="001304d0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officeooo:rsid="0011a03f"/>
    </style:style>
    <style:style style:name="T38" style:family="text">
      <style:text-properties fo:font-size="8pt" style:font-size-asian="8pt"/>
    </style:style>
    <style:style style:name="T39" style:family="text">
      <style:text-properties fo:font-size="8pt" fo:letter-spacing="-0.009cm" style:font-size-asian="8pt"/>
    </style:style>
    <style:style style:name="T40" style:family="text">
      <style:text-properties fo:font-size="8pt" fo:letter-spacing="-0.007cm" style:font-size-asian="8pt"/>
    </style:style>
    <style:style style:name="T41" style:family="text">
      <style:text-properties fo:font-size="8pt" fo:letter-spacing="-0.005cm" style:font-size-asian="8pt"/>
    </style:style>
    <style:style style:name="T42" style:family="text">
      <style:text-properties fo:font-size="8pt" fo:letter-spacing="-0.002cm" style:font-size-asian="8pt"/>
    </style:style>
    <style:style style:name="T43" style:family="text">
      <style:text-properties fo:letter-spacing="0.099cm"/>
    </style:style>
    <style:style style:name="T44" style:family="text">
      <style:text-properties fo:letter-spacing="0.097cm"/>
    </style:style>
    <style:style style:name="T45" style:family="text">
      <style:text-properties officeooo:rsid="0018342e"/>
    </style:style>
    <style:style style:name="T46" style:family="text">
      <style:text-properties fo:language="uk" fo:country="UA" style:font-name-asian="Times New Roman1" style:language-asian="en" style:country-asian="US" style:font-name-complex="Times New Roman1" style:language-complex="ar" style:country-complex="SA"/>
    </style:style>
    <style:style style:name="T47" style:family="text">
      <style:text-properties fo:language="uk" fo:country="UA" officeooo:rsid="002dde4c" style:font-name-asian="Times New Roman1" style:language-asian="en" style:country-asian="US" style:font-name-complex="Times New Roman1" style:language-complex="ar" style:country-complex="SA"/>
    </style:style>
    <style:style style:name="T48" style:family="text">
      <style:text-properties fo:language="uk" fo:country="UA" officeooo:rsid="002fb8df" style:font-name-asian="Times New Roman1" style:language-asian="en" style:country-asian="US" style:font-name-complex="Times New Roman1" style:language-complex="ar" style:country-complex="SA"/>
    </style:style>
    <style:style style:name="T49" style:family="text">
      <style:text-properties fo:language="uk" fo:country="UA" officeooo:rsid="00152691" style:font-name-asian="Times New Roman1" style:language-asian="en" style:country-asian="US" style:font-name-complex="Times New Roman1" style:language-complex="ar" style:country-complex="SA"/>
    </style:style>
    <style:style style:name="T50" style:family="text">
      <style:text-properties fo:language="uk" fo:country="UA" fo:font-style="italic" officeooo:rsid="002fb8df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51" style:family="text">
      <style:text-properties fo:language="uk" fo:country="UA" fo:font-style="italic" officeooo:rsid="00152691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52" style:family="text">
      <style:text-properties fo:language="uk" fo:country="UA" fo:font-style="italic" officeooo:rsid="00177e80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53" style:family="text">
      <style:text-properties fo:language="uk" fo:country="UA" fo:font-style="normal" fo:font-weight="normal" officeooo:rsid="0011a03f" style:letter-kerning="false" style:font-name-asian="Liberation Mono" style:language-asian="en" style:country-asian="US" style:font-name-complex="Liberation Mono" style:language-complex="ar" style:country-complex="SA"/>
    </style:style>
    <style:style style:name="T54" style:family="text">
      <style:text-properties fo:language="uk" fo:country="UA" fo:font-style="normal" fo:font-weight="normal" officeooo:rsid="001304d0" style:letter-kerning="false" style:font-name-asian="Liberation Mono" style:language-asian="en" style:country-asian="US" style:font-name-complex="Liberation Mono" style:language-complex="ar" style:country-complex="SA"/>
    </style:style>
    <style:style style:name="T55" style:family="text">
      <style:text-properties fo:language="uk" fo:country="UA" fo:font-style="normal" fo:font-weight="normal" officeooo:rsid="001304d0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56" style:family="text">
      <style:text-properties fo:language="uk" fo:country="UA" fo:font-style="normal" fo:font-weight="normal" officeooo:rsid="0013b264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57" style:family="text">
      <style:text-properties fo:language="uk" fo:country="UA" fo:font-style="normal" fo:font-weight="bold" officeooo:rsid="0011a03f" style:letter-kerning="false" style:font-name-asian="Liberation Mono" style:language-asian="en" style:country-asian="US" style:font-weight-asian="bold" style:font-name-complex="Liberation Mono" style:language-complex="ar" style:country-complex="SA" style:font-weight-complex="bold"/>
    </style:style>
    <style:style style:name="T58" style:family="text">
      <style:text-properties fo:language="uk" fo:country="UA" fo:font-style="normal" style:text-underline-style="solid" style:text-underline-width="auto" style:text-underline-color="font-color" fo:font-weight="normal" officeooo:rsid="001304d0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59" style:family="text">
      <style:text-properties fo:language="uk" fo:country="UA" fo:font-style="normal" style:text-underline-style="solid" style:text-underline-width="auto" style:text-underline-color="font-color" fo:font-weight="normal" officeooo:rsid="0013b264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60" style:family="text">
      <style:text-properties fo:language="uk" fo:country="UA" fo:font-style="normal" style:text-underline-style="solid" style:text-underline-width="auto" style:text-underline-color="font-color" fo:font-weight="normal" officeooo:rsid="001304d0" style:letter-kerning="false" style:font-name-asian="Liberation Mono" style:language-asian="en" style:country-asian="US" style:font-name-complex="Liberation Mono" style:language-complex="ar" style:country-complex="SA"/>
    </style:style>
    <style:style style:name="T61" style:family="text">
      <style:text-properties fo:language="uk" fo:country="UA" fo:font-style="normal" style:text-underline-style="solid" style:text-underline-width="auto" style:text-underline-color="font-color" fo:font-weight="normal" officeooo:rsid="0011a03f" style:letter-kerning="false" style:font-name-asian="Liberation Mono" style:language-asian="en" style:country-asian="US" style:font-name-complex="Liberation Mono" style:language-complex="ar" style:country-complex="SA"/>
    </style:style>
    <style:style style:name="T62" style:family="text">
      <style:text-properties fo:language="uk" fo:country="UA" style:text-underline-style="none" style:font-name-asian="Times New Roman1" style:language-asian="en" style:country-asian="US" style:font-name-complex="Times New Roman1" style:language-complex="ar" style:country-complex="SA"/>
    </style:style>
    <style:style style:name="T63" style:family="text">
      <style:text-properties fo:language="uk" fo:country="UA" style:text-underline-style="none" officeooo:rsid="00152691" style:font-name-asian="Times New Roman1" style:language-asian="en" style:country-asian="US" style:font-name-complex="Times New Roman1" style:language-complex="ar" style:country-complex="SA"/>
    </style:style>
    <style:style style:name="T64" style:family="text">
      <style:text-properties style:use-window-font-color="true" loext:opacity="0%" style:font-name="Times New Roman" fo:font-size="12pt" fo:letter-spacing="-0.004cm" fo:language="uk" fo:country="UA" officeooo:rsid="001017a4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65" style:family="text">
      <style:text-properties style:use-window-font-color="true" loext:opacity="0%" style:font-name="Times New Roman" fo:font-size="14pt" fo:language="uk" fo:country="UA" fo:font-weight="normal" officeooo:rsid="002001b1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66" style:family="text">
      <style:text-properties style:use-window-font-color="true" loext:opacity="0%" fo:language="uk" fo:country="UA" officeooo:rsid="00146f3f" style:letter-kerning="false" style:font-name-asian="Times New Roman1" style:language-asian="en" style:country-asian="US" style:font-name-complex="Times New Roman1" style:language-complex="ar" style:country-complex="SA"/>
    </style:style>
    <style:style style:name="T67" style:family="text">
      <style:text-properties style:use-window-font-color="true" loext:opacity="0%" fo:language="uk" fo:country="UA" officeooo:rsid="00152691" style:letter-kerning="false" style:font-name-asian="Times New Roman1" style:language-asian="en" style:country-asian="US" style:font-name-complex="Times New Roman1" style:language-complex="ar" style:country-complex="SA"/>
    </style:style>
    <style:style style:name="T68" style:family="text">
      <style:text-properties style:use-window-font-color="true" loext:opacity="0%" fo:language="uk" fo:country="UA" fo:font-weight="bold" officeooo:rsid="00108640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69" style:family="text">
      <style:text-properties style:use-window-font-color="true" loext:opacity="0%" fo:language="uk" fo:country="UA" fo:font-weight="bold" officeooo:rsid="0011a03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70" style:family="text">
      <style:text-properties style:use-window-font-color="true" loext:opacity="0%" fo:language="uk" fo:country="UA" fo:font-weight="normal" officeooo:rsid="0011a03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71" style:family="text">
      <style:text-properties style:use-window-font-color="true" loext:opacity="0%" fo:language="uk" fo:country="UA" fo:font-weight="normal" officeooo:rsid="0010864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72" style:family="text">
      <style:text-properties officeooo:rsid="000b5814"/>
    </style:style>
    <style:style style:name="T73" style:family="text">
      <style:text-properties fo:font-variant="normal" fo:text-transform="none" fo:color="#000000" loext:opacity="100%" fo:letter-spacing="normal" fo:font-style="normal" fo:font-weight="normal" officeooo:rsid="0002b935" style:font-weight-asian="normal" style:font-weight-complex="normal"/>
    </style:style>
    <style:style style:name="T74" style:family="text">
      <style:text-properties fo:font-variant="normal" fo:text-transform="none" fo:color="#000000" loext:opacity="100%" fo:letter-spacing="normal" fo:font-style="normal" fo:font-weight="normal" officeooo:rsid="0011a03f" style:font-weight-asian="normal" style:font-weight-complex="normal"/>
    </style:style>
    <style:style style:name="T75" style:family="text">
      <style:text-properties fo:font-variant="normal" fo:text-transform="none" fo:color="#000000" loext:opacity="100%" fo:letter-spacing="normal" fo:language="uk" fo:country="UA" fo:font-style="normal" style:text-underline-style="solid" style:text-underline-width="auto" style:text-underline-color="font-color" fo:font-weight="normal" officeooo:rsid="0013b264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76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13b264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77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15269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78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1304d0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79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13b264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80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152691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81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1304d0" style:letter-kerning="false" style:font-name-asian="Liberation Mono" style:language-asian="en" style:country-asian="US" style:font-name-complex="Liberation Mono" style:language-complex="ar" style:country-complex="SA"/>
    </style:style>
    <style:style style:name="T82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11a03f" style:letter-kerning="false" style:font-name-asian="Liberation Mono" style:language-asian="en" style:country-asian="US" style:font-name-complex="Liberation Mono" style:language-complex="ar" style:country-complex="SA"/>
    </style:style>
    <style:style style:name="T83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2fb8df" style:font-name-asian="Times New Roman1" style:language-asian="en" style:country-asian="US" style:font-name-complex="Times New Roman1" style:language-complex="ar" style:country-complex="SA"/>
    </style:style>
    <style:style style:name="T84" style:family="text">
      <style:text-properties fo:font-variant="normal" fo:text-transform="none" fo:color="#000000" loext:opacity="100%" style:font-name="Times New Roman" fo:letter-spacing="normal" fo:language="uk" fo:country="UA" style:text-underline-style="none" officeooo:rsid="001304d0" style:font-name-asian="Times New Roman1" style:language-asian="en" style:country-asian="US" style:font-name-complex="Times New Roman1" style:language-complex="ar" style:country-complex="SA"/>
    </style:style>
    <style:style style:name="T85" style:family="text">
      <style:text-properties fo:font-variant="normal" fo:text-transform="none" fo:color="#000000" loext:opacity="100%" style:font-name="Times New Roman" fo:letter-spacing="normal" fo:language="uk" fo:country="UA" style:text-underline-style="none" officeooo:rsid="0011a03f" style:font-name-asian="Times New Roman1" style:language-asian="en" style:country-asian="US" style:font-name-complex="Times New Roman1" style:language-complex="ar" style:country-complex="SA"/>
    </style:style>
    <style:style style:name="T86" style:family="text">
      <style:text-properties fo:font-variant="normal" fo:text-transform="none" fo:color="#000000" loext:opacity="100%" style:font-name="Times New Roman" fo:letter-spacing="normal" style:text-underline-style="none" officeooo:rsid="001304d0"/>
    </style:style>
    <style:style style:name="T87" style:family="text">
      <style:text-properties fo:font-variant="normal" fo:text-transform="none" fo:color="#000000" loext:opacity="100%" style:font-name="Times New Roman" fo:letter-spacing="normal" style:text-underline-style="none" fo:font-weight="normal" officeooo:rsid="001304d0" style:font-weight-asian="normal" style:font-weight-complex="normal"/>
    </style:style>
    <style:style style:name="T88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uk" fo:country="UA" fo:font-style="normal" style:text-underline-style="none" fo:font-weight="normal" officeooo:rsid="001304d0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89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uk" fo:country="UA" fo:font-style="normal" style:text-underline-style="none" fo:font-weight="normal" officeooo:rsid="0013b264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90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uk" fo:country="UA" fo:font-style="normal" style:text-underline-style="none" fo:font-weight="normal" officeooo:rsid="00152691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91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uk" fo:country="UA" style:text-underline-style="none" officeooo:rsid="0013b264" style:letter-kerning="false" style:font-name-asian="Liberation Mono" style:language-asian="en" style:country-asian="US" style:font-name-complex="Liberation Mono" style:language-complex="ar" style:country-complex="SA"/>
    </style:style>
    <style:style style:name="T92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uk" fo:country="UA" style:text-underline-style="none" officeooo:rsid="00152691" style:letter-kerning="false" style:font-name-asian="Times New Roman1" style:language-asian="en" style:country-asian="US" style:font-name-complex="Times New Roman1" style:language-complex="ar" style:country-complex="SA"/>
    </style:style>
    <style:style style:name="T93" style:family="text">
      <style:text-properties fo:font-variant="normal" fo:text-transform="none" fo:color="#000000" loext:opacity="100%" style:text-line-through-style="none" style:text-line-through-type="none" style:font-name="Times New Roman" fo:letter-spacing="normal" style:text-underline-style="none" officeooo:rsid="001304d0"/>
    </style:style>
    <style:style style:name="T94" style:family="text">
      <style:text-properties fo:font-variant="normal" fo:text-transform="none" fo:color="#000000" loext:opacity="100%" style:text-line-through-style="none" style:text-line-through-type="none" style:font-name="Times New Roman" fo:letter-spacing="normal" style:text-underline-style="none" fo:font-weight="normal" officeooo:rsid="001304d0" style:font-weight-asian="normal" style:font-weight-complex="normal"/>
    </style:style>
    <style:style style:name="T95" style:family="text">
      <style:text-properties fo:font-variant="normal" fo:text-transform="none" fo:color="#000000" loext:opacity="100%" style:text-line-through-style="none" style:text-line-through-type="none" style:font-name="Times New Roman" fo:letter-spacing="normal" style:text-underline-style="none" officeooo:rsid="00152691"/>
    </style:style>
    <style:style style:name="T96" style:family="text">
      <style:text-properties officeooo:rsid="0011a03f"/>
    </style:style>
    <style:style style:name="T97" style:family="text">
      <style:text-properties fo:font-weight="normal" officeooo:rsid="0011a03f" style:font-weight-asian="normal" style:font-weight-complex="normal"/>
    </style:style>
    <style:style style:name="T98" style:family="text">
      <style:text-properties fo:font-weight="normal" officeooo:rsid="0002b935" style:font-weight-asian="normal" style:font-weight-complex="normal"/>
    </style:style>
    <style:style style:name="T99" style:family="text">
      <style:text-properties fo:font-weight="normal" officeooo:rsid="00108640" style:font-weight-asian="normal" style:font-weight-complex="normal"/>
    </style:style>
    <style:style style:name="T100" style:family="text">
      <style:text-properties fo:font-weight="normal" officeooo:rsid="001304d0" style:font-weight-asian="normal" style:font-weight-complex="normal"/>
    </style:style>
    <style:style style:name="T101" style:family="text">
      <style:text-properties fo:font-style="normal" fo:font-weight="normal"/>
    </style:style>
    <style:style style:name="T102" style:family="text">
      <style:text-properties fo:font-style="normal" fo:font-weight="normal" officeooo:rsid="0011a03f"/>
    </style:style>
    <style:style style:name="T103" style:family="text">
      <style:text-properties fo:font-style="normal" fo:font-weight="normal" officeooo:rsid="001304d0"/>
    </style:style>
    <style:style style:name="T104" style:family="text">
      <style:text-properties fo:font-style="normal" fo:font-weight="normal" style:font-weight-asian="normal" style:font-weight-complex="normal"/>
    </style:style>
    <style:style style:name="T105" style:family="text">
      <style:text-properties fo:font-style="normal" fo:font-weight="normal" officeooo:rsid="001304d0" style:font-weight-asian="normal" style:font-weight-complex="normal"/>
    </style:style>
    <style:style style:name="T106" style:family="text">
      <style:text-properties fo:font-style="normal" fo:font-weight="normal" officeooo:rsid="0011a03f" style:font-weight-asian="normal" style:font-weight-complex="normal"/>
    </style:style>
    <style:style style:name="T107" style:family="text">
      <style:text-properties fo:font-style="normal" fo:font-weight="bold" style:font-weight-asian="bold" style:font-weight-complex="bold"/>
    </style:style>
    <style:style style:name="T108" style:family="text">
      <style:text-properties fo:font-style="normal" fo:font-weight="bold" officeooo:rsid="0011a03f" style:font-weight-asian="bold" style:font-weight-complex="bold"/>
    </style:style>
    <style:style style:name="T109" style:family="text">
      <style:text-properties fo:font-style="normal" style:text-underline-style="solid" style:text-underline-width="auto" style:text-underline-color="font-color" fo:font-weight="normal"/>
    </style:style>
    <style:style style:name="T110" style:family="text">
      <style:text-properties officeooo:rsid="0002b935"/>
    </style:style>
    <style:style style:name="T111" style:family="text">
      <style:text-properties officeooo:rsid="001304d0"/>
    </style:style>
    <style:style style:name="T112" style:family="text">
      <style:text-properties officeooo:rsid="0013b264"/>
    </style:style>
    <style:style style:name="T113" style:family="text">
      <style:text-properties style:text-line-through-style="none" style:text-line-through-type="none" fo:language="uk" fo:country="UA" fo:font-style="normal" style:text-underline-style="solid" style:text-underline-width="auto" style:text-underline-color="font-color" fo:font-weight="normal" officeooo:rsid="001304d0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114" style:family="text">
      <style:text-properties style:text-line-through-style="none" style:text-line-through-type="none" fo:language="uk" fo:country="UA" fo:font-style="normal" style:text-underline-style="solid" style:text-underline-width="auto" style:text-underline-color="font-color" fo:font-weight="normal" officeooo:rsid="0013b264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115" style:family="text">
      <style:text-properties style:text-line-through-style="none" style:text-line-through-type="none" fo:language="uk" fo:country="UA" style:text-underline-style="solid" style:text-underline-width="auto" style:text-underline-color="font-color" officeooo:rsid="0013b264" style:letter-kerning="false" style:font-name-asian="Liberation Mono" style:language-asian="en" style:country-asian="US" style:font-name-complex="Liberation Mono" style:language-complex="ar" style:country-complex="SA"/>
    </style:style>
    <style:style style:name="T116" style:family="text">
      <style:text-properties style:text-line-through-style="none" style:text-line-through-type="none" fo:language="uk" fo:country="UA" style:text-underline-style="solid" style:text-underline-width="auto" style:text-underline-color="font-color" officeooo:rsid="001304d0" style:letter-kerning="false" style:font-name-asian="Liberation Mono" style:language-asian="en" style:country-asian="US" style:font-name-complex="Liberation Mono" style:language-complex="ar" style:country-complex="SA"/>
    </style:style>
    <style:style style:name="T117" style:family="text">
      <style:text-properties style:text-line-through-style="none" style:text-line-through-type="none" style:text-underline-style="solid" style:text-underline-width="auto" style:text-underline-color="font-color" officeooo:rsid="001304d0"/>
    </style:style>
    <style:style style:name="T118" style:family="text">
      <style:text-properties style:text-line-through-style="none" style:text-line-through-type="none" style:text-underline-style="solid" style:text-underline-width="auto" style:text-underline-color="font-color" fo:font-weight="normal" officeooo:rsid="001304d0" style:font-weight-asian="normal" style:font-weight-complex="normal"/>
    </style:style>
    <style:style style:name="T119" style:family="text">
      <style:text-properties officeooo:rsid="00152691"/>
    </style:style>
    <style:style style:name="T120" style:family="text">
      <style:text-properties style:text-underline-style="none"/>
    </style:style>
    <style:style style:name="T121" style:family="text">
      <style:text-properties style:text-underline-style="none" officeooo:rsid="00152691"/>
    </style:style>
    <style:style style:name="T122" style:family="text">
      <style:text-properties officeooo:rsid="001794ea"/>
    </style:style>
    <style:style style:name="T123" style:family="text">
      <style:text-properties officeooo:rsid="00181970"/>
    </style:style>
    <style:style style:name="T124" style:family="text">
      <style:text-properties officeooo:rsid="001cba15"/>
    </style:style>
    <style:style style:name="T125" style:family="text">
      <style:text-properties officeooo:rsid="001d5a35"/>
    </style:style>
    <style:style style:name="T126" style:family="text">
      <style:text-properties officeooo:rsid="001dec35"/>
    </style:style>
    <style:style style:name="T127" style:family="text">
      <style:text-properties officeooo:rsid="001e095f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language="en" fo:country="GB" fo:font-style="normal" fo:text-shadow="none" style:text-underline-style="none" fo:font-weight="normal" style:letter-kerning="true" style:font-name-asian="Microsoft YaHei" style:font-size-asian="12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language-asian="en" style:country-asian="US" style:font-style-asian="normal" style:font-weight-asian="normal" style:font-name-complex="Mang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language-asian="en" style:country-asian="US" style:font-style-asian="normal" style:font-weight-asian="normal" style:font-name-complex="Mang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999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004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004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5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5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5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5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8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8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8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0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0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0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1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3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3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3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3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3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3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3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4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4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5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5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5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5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5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5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6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6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8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6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7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/>
      <text:p text:style-name="P9"><text:span text:style-name="T1">Міністерство</text:span><text:span text:style-name="T5"> </text:span><text:span text:style-name="T1">освіти</text:span><text:span text:style-name="T7"> </text:span><text:span text:style-name="T1">і</text:span><text:span text:style-name="T5"> </text:span><text:span text:style-name="T1">науки</text:span><text:span text:style-name="T3"> </text:span><text:span text:style-name="T1">України</text:span></text:p>
      <text:p text:style-name="P12"><text:span text:style-name="T1">Національний</text:span><text:span text:style-name="T6"> </text:span><text:span text:style-name="T1">технічний</text:span><text:span text:style-name="T6"> </text:span><text:span text:style-name="T1">університет</text:span><text:span text:style-name="T8"> </text:span><text:span text:style-name="T1">України</text:span><text:span text:style-name="T6"> </text:span><text:span text:style-name="T1">«Київський</text:span><text:span text:style-name="T6"> </text:span><text:span text:style-name="T1">політехнічний</text:span><text:span text:style-name="T9"> </text:span><text:span text:style-name="T1">інститут</text:span><text:span text:style-name="T5"> </text:span><text:span text:style-name="T1">імені</text:span><text:span text:style-name="T10"> </text:span><text:span text:style-name="T1">Ігоря</text:span><text:span text:style-name="T3"> </text:span><text:span text:style-name="T1">Сікорського"</text:span></text:p>
      <text:p text:style-name="P54"><text:span text:style-name="T1">Факультет інформатики та обчислювальної техніки</text:span><text:span text:style-name="T9"> </text:span><text:span text:style-name="T1">Кафедра</text:span><text:span text:style-name="T5"> </text:span><text:span text:style-name="T1">інформатики та</text:span><text:span text:style-name="T5"> </text:span><text:span text:style-name="T1">програмної інженерії</text:span></text:p>
      <text:p text:style-name="P16"/>
      <text:p text:style-name="P68"/>
      <text:p text:style-name="P13">Звіт</text:p>
      <text:p text:style-name="P14"/>
      <text:p text:style-name="P10">з<text:span text:style-name="T18"> </text:span>лабораторної<text:span text:style-name="T18"> </text:span>роботи<text:span text:style-name="T43"> </text:span>№<text:span text:style-name="T17"> </text:span><text:span text:style-name="T64">5</text:span> з<text:span text:style-name="T15"> </text:span>дисципліни</text:p>
      <text:p text:style-name="P11">«Алгоритми<text:span text:style-name="T18"> </text:span>та<text:span text:style-name="T18"> </text:span>структури<text:span text:style-name="T18"> </text:span>даних-1.</text:p>
      <text:p text:style-name="P10">Основи<text:span text:style-name="T11"> </text:span>алгоритмізації»</text:p>
      <text:p text:style-name="P69"/>
      <text:p text:style-name="P55">«Дослідження складних циклічних алгоритмів»<text:span text:style-name="T16"> </text:span>Варіант<text:span text:style-name="T32"> </text:span><text:span text:style-name="T33">8</text:span><text:span text:style-name="T32"><text:tab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65">Виконав<text:span text:style-name="T44"> </text:span>студент<text:tab/><text:span text:style-name="T32"> </text:span><text:span text:style-name="T34">ІП-12 Волков Вадим Всеволодович</text:span><text:span text:style-name="T32"><text:tab/></text:span></text:p>
      <text:p text:style-name="P56"><text:span text:style-name="T38">(шифр,</text:span><text:span text:style-name="T39"> </text:span><text:span text:style-name="T38">прізвище,</text:span><text:span text:style-name="T40"> </text:span><text:span text:style-name="T38">ім'я,</text:span><text:span text:style-name="T41"> </text:span><text:span text:style-name="T38">по</text:span><text:span text:style-name="T42"> </text:span><text:span text:style-name="T38">батькові)</text:span></text:p>
      <text:p text:style-name="P17"/>
      <text:p text:style-name="P17"/>
      <text:p text:style-name="P67"/>
      <text:p text:style-name="P64">Перевірив<text:tab/><text:span text:style-name="T32"> <text:tab/></text:span></text:p>
      <text:p text:style-name="P57"><text:span text:style-name="T38">(</text:span><text:span text:style-name="T39"> </text:span><text:span text:style-name="T38">прізвище,</text:span><text:span text:style-name="T40"> </text:span><text:span text:style-name="T38">ім'я,</text:span><text:span text:style-name="T41"> </text:span><text:span text:style-name="T38">по</text:span><text:span text:style-name="T41"> </text:span><text:span text:style-name="T38">батькові)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6"/>
      <text:p text:style-name="P8">Київ 202<text:span text:style-name="T32"> </text:span><text:span text:style-name="T33">1</text:span><text:span text:style-name="T32"><text:tab/></text:span></text:p>
      <text:p text:style-name="P8"/>
      <text:p text:style-name="P7"/>
      <text:p text:style-name="P19"/>
      <text:p text:style-name="P23"><text:span text:style-name="T12">Лабораторна робота </text:span><text:span text:style-name="T13">5</text:span></text:p>
      <text:p text:style-name="P18">Дослідження складних циклічних алгоритмів</text:p>
      <text:p text:style-name="P4"/>
      <text:p text:style-name="Standard"><text:span text:style-name="T28">Мета</text:span><text:span text:style-name="T29"> – дослідити особливості роботи складних циклів та набути практичних навичок їх використання під час складання програмних специфікацій.</text:span></text:p>
      <text:p text:style-name="P42"/>
      <text:p text:style-name="P5"><text:span text:style-name="T31">Задача 8.</text:span><text:span text:style-name="T30"> </text:span><text:span text:style-name="T2">Цифровий корінь натурального числа – це одноцифрове значення, яке отримується із цифр числа шляхом ітераційного процесу знаходження спочатку суми цифр даного числа, а потім, якщо потрібно, суми цифр значень, отриманих на попередній ітерації знаходження відповідних сум (якщо значення суми не є цифрою). Цей процес триває до тих пір, поки не буде отримано однорозрядне число. Наприклад, цифровим коренем числа 65536 є 7, так як 6+5+5+3+6= 25 і 2+5=7. Знайти цифрові корені всіх простих чисел з інтервалу [100, 200].</text:span></text:p>
      <text:p text:style-name="P25"/>
      <text:p text:style-name="P25"/>
      <text:p text:style-name="P25"/>
      <text:p text:style-name="P24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864970983072">
          <table:table-cell table:style-name="Таблица1.A1" office:value-type="string">
            <text:p text:style-name="P43">Змінна</text:p>
          </table:table-cell>
          <table:table-cell table:style-name="Таблица1.A1" office:value-type="string">
            <text:p text:style-name="P43">Тип</text:p>
          </table:table-cell>
          <table:table-cell table:style-name="Таблица1.A1" office:value-type="string">
            <text:p text:style-name="P43">Ім’я</text:p>
          </table:table-cell>
          <table:table-cell table:style-name="Таблица1.D1" office:value-type="string">
            <text:p text:style-name="P43">Призначення</text:p>
          </table:table-cell>
        </table:table-row>
        <table:table-row table:style-name="TableLine94864970998736">
          <table:table-cell table:style-name="Таблица1.A2" office:value-type="string">
            <text:p text:style-name="P58">Ітеруюча змінна</text:p>
          </table:table-cell>
          <table:table-cell table:style-name="Таблица1.B2" office:value-type="string">
            <text:p text:style-name="P60">Ціле</text:p>
          </table:table-cell>
          <table:table-cell table:style-name="Таблица1.C2" office:value-type="string">
            <text:p text:style-name="P59">I<text:span text:style-name="T96">terator</text:span></text:p>
          </table:table-cell>
          <table:table-cell table:style-name="Таблица1.D2" office:value-type="string">
            <text:p text:style-name="P44"><text:span text:style-name="T45">Тимчасова</text:span> змінна</text:p>
          </table:table-cell>
        </table:table-row>
        <table:table-row table:style-name="TableLine94864971003616">
          <table:table-cell table:style-name="Таблица1.A4" office:value-type="string">
            <text:p text:style-name="P63">Число з якого читають</text:p>
          </table:table-cell>
          <table:table-cell table:style-name="Таблица1.B4" office:value-type="string">
            <text:p text:style-name="P60">Ціле</text:p>
          </table:table-cell>
          <table:table-cell table:style-name="Таблица1.C4" office:value-type="string">
            <text:p text:style-name="P62">Number</text:p>
          </table:table-cell>
          <table:table-cell table:style-name="Таблица1.D4" office:value-type="string">
            <text:p text:style-name="P44"><text:span text:style-name="T45">Тимчасова</text:span> змінна</text:p>
          </table:table-cell>
        </table:table-row>
        <table:table-row table:style-name="TableLine94864971016448">
          <table:table-cell table:style-name="Таблица1.A4" office:value-type="string">
            <text:p text:style-name="P63">Число з Number</text:p>
          </table:table-cell>
          <table:table-cell table:style-name="Таблица1.B4" office:value-type="string">
            <text:p text:style-name="P61">Ціле</text:p>
          </table:table-cell>
          <table:table-cell table:style-name="Таблица1.C4" office:value-type="string">
            <text:p text:style-name="P62">Digit</text:p>
          </table:table-cell>
          <table:table-cell table:style-name="Таблица1.D4" office:value-type="string">
            <text:p text:style-name="P45"><text:span text:style-name="T45">Тимчасова</text:span> змінна</text:p>
          </table:table-cell>
        </table:table-row>
        <table:table-row table:style-name="TableLine94864971017376">
          <table:table-cell table:style-name="Таблица1.A5" office:value-type="string">
            <text:p text:style-name="P63">Сума цифр Number</text:p>
          </table:table-cell>
          <table:table-cell table:style-name="Таблица1.B5" office:value-type="string">
            <text:p text:style-name="P60">Ціле</text:p>
          </table:table-cell>
          <table:table-cell table:style-name="Таблица1.C5" office:value-type="string">
            <text:p text:style-name="P62">NewNumber</text:p>
          </table:table-cell>
          <table:table-cell table:style-name="Таблица1.D5" office:value-type="string">
            <text:p text:style-name="P45"><text:span text:style-name="T45">Тимчасова</text:span> змінна</text:p>
          </table:table-cell>
        </table:table-row>
      </table:table>
      <text:p text:style-name="P85"/>
      <text:p text:style-name="P85"/>
      <text:p text:style-name="P85"/>
      <text:p text:style-name="P29"><text:span text:style-name="T47">Задачею є </text:span><text:span text:style-name="T66">проходження по числам від 100 до 200 і обчислення цифрового кореню натурального чих чисел. Для зовнішнього проходження потрібно використати арифметичний цикл. Всередині потрібно скопіювати значення з зовнішнього циклу у змінну Number і використовуючий внутрішній алгоритм, що рахує суму цифр Number і результат теж поміщує у Number, викликати його поки значення Number не стане однією цифрою </text:span><text:span text:style-name="T67">за допомогою ітераційного циклу. Сам алгоритм з обчислення суми цифр складається з проходження по всім цифрам і додавання їх у тимчасову змінну NewNumber, значення якої у кінці копіюється у Number. Отримання цифр може бути реалізоване діями остачі від ділення на 10 та цілочисельним діленням на 10.</text:span></text:p>
      <text:p text:style-name="P30"><text:span text:style-name="T19">Розв’яз</text:span><text:span text:style-name="T52">ання</text:span></text:p>
      <text:p text:style-name="P38">Програмні специфікації запишемо у псевдокоді та графічній формі у вигляді блоксхеми.</text:p>
      <text:p text:style-name="P39"/>
      <text:p text:style-name="P25"><text:span text:style-name="T19">Крок 1.</text:span> Визнчимо основні дії.</text:p>
      <text:p text:style-name="P26"><text:span text:style-name="T19">Крок </text:span><text:span text:style-name="T20">2</text:span><text:span text:style-name="T19">.</text:span> Деталіз<text:span text:style-name="T120">уємо </text:span><text:span text:style-name="T92">дію проходження</text:span><text:span text:style-name="T91"> від 100 до 200</text:span><text:span text:style-name="T93"> </text:span><text:span text:style-name="T95">та </text:span><text:span text:style-name="T94">о</text:span><text:span text:style-name="T88">бчисл</text:span><text:span text:style-name="T90">ення</text:span><text:span text:style-name="T88"> сум</text:span><text:span text:style-name="T90">и</text:span><text:span text:style-name="T88"> чисел </text:span><text:span text:style-name="T89">поки не залишится 1 цифра і виведення її.</text:span></text:p>
      <text:p text:style-name="P26"><text:span text:style-name="T19">Крок </text:span><text:span text:style-name="T20">3</text:span><text:span text:style-name="T19">.</text:span> Деталізуємо дію<text:span text:style-name="T120"> </text:span><text:span text:style-name="T77">задання </text:span><text:span text:style-name="T76">Number </text:span><text:span text:style-name="T77">значення Iterator.</text:span></text:p>
      <text:p text:style-name="P26"><text:span text:style-name="T19">Крок </text:span><text:span text:style-name="T21">4</text:span><text:span text:style-name="T19">.</text:span> Деталізуємо дію <text:span text:style-name="T119">п</text:span><text:span text:style-name="T86">очинаючи з Number </text:span><text:span text:style-name="T87">о</text:span><text:span text:style-name="T78">бчисл</text:span><text:span text:style-name="T80">ення</text:span><text:span text:style-name="T78"> сум</text:span><text:span text:style-name="T80">и</text:span><text:span text:style-name="T78"> чисел </text:span><text:span text:style-name="T79">поки не залишится 1 цифра.</text:span></text:p>
      <text:p text:style-name="P26"><text:span text:style-name="T19">Крок </text:span><text:span text:style-name="T21">5</text:span><text:span text:style-name="T19">.</text:span> Деталізуємо дію <text:span text:style-name="T121">о</text:span><text:span text:style-name="T78">бчисл</text:span><text:span text:style-name="T80">ення</text:span><text:span text:style-name="T78"> сум</text:span><text:span text:style-name="T80">и</text:span><text:span text:style-name="T78"> чисел Number у змінну NewNumber.</text:span></text:p>
      <text:p text:style-name="P26"><text:span text:style-name="T50">Крок </text:span><text:span text:style-name="T51">6</text:span><text:span text:style-name="T50">.</text:span><text:span text:style-name="T48"> </text:span><text:span text:style-name="T46">Деталізуємо дію</text:span><text:span text:style-name="T62"> </text:span><text:span text:style-name="T63">в</text:span><text:span text:style-name="T81">иділення потрібної цифри </text:span><text:span text:style-name="T82">D</text:span><text:span text:style-name="T81">igit з Number.</text:span></text:p>
      <text:p text:style-name="P26"><text:span text:style-name="T50">Крок </text:span><text:span text:style-name="T51">7</text:span><text:span text:style-name="T50">.</text:span><text:span text:style-name="T48"> Деталізуємо дію </text:span><text:span text:style-name="T49">д</text:span><text:span text:style-name="T84">одавання Digit у </text:span><text:span text:style-name="T85">N</text:span><text:span text:style-name="T83">ewNumber.</text:span></text:p>
      <text:p text:style-name="P91"/>
      <text:p text:style-name="P91"/>
      <text:p text:style-name="P86">Псевдокод</text:p>
      <text:p text:style-name="P50"/>
      <text:p text:style-name="P53">крок <text:span text:style-name="T72">1</text:span></text:p>
      <text:p text:style-name="P22">початок</text:p>
      <text:p text:style-name="P72"><text:s text:c="8"/><text:span text:style-name="T117">Починаючи </text:span><text:span text:style-name="T115">з всіх</text:span><text:span text:style-name="T116"> </text:span><text:span text:style-name="T115">чисел від 100 до 200</text:span><text:span text:style-name="T117"> </text:span><text:span text:style-name="T118">о</text:span><text:span text:style-name="T113">бчислювати суму чисел </text:span><text:span text:style-name="T114">поки не залишится 1 цифра і виведення її</text:span></text:p>
      <text:p text:style-name="P76">кінець</text:p>
      <text:p text:style-name="P76"/>
      <text:p text:style-name="P76"/>
      <text:p text:style-name="P76"/>
      <text:p text:style-name="P53">крок <text:span text:style-name="T112">2</text:span></text:p>
      <text:p text:style-name="P22">початок</text:p>
      <text:p text:style-name="P33"><text:span text:style-name="T97"><text:s text:c="4"/></text:span><text:span text:style-name="T68">повторювати </text:span><text:span text:style-name="T69">у </text:span><text:span text:style-name="T70">Iterator</text:span><text:span text:style-name="T69"> </text:span><text:span text:style-name="T68">від</text:span><text:span text:style-name="T71"> </text:span><text:span text:style-name="T98">1</text:span><text:span text:style-name="T97">00</text:span><text:span text:style-name="T98"> </text:span><text:span text:style-name="T14">до</text:span><text:span text:style-name="T99"> </text:span><text:span text:style-name="T97">2</text:span><text:span text:style-name="T98">0</text:span><text:span text:style-name="T99">0 </text:span><text:span text:style-name="T14">з шагом</text:span><text:span text:style-name="T98"> 1:</text:span></text:p>
      <text:p text:style-name="P33"><text:span text:style-name="T73"><text:s text:c="8"/></text:span><text:span text:style-name="T75">Копіювати значення Iterator у змінну Number</text:span></text:p>
      <text:p text:style-name="P72"><text:s text:c="8"/><text:span text:style-name="T111">Починаючи з Number </text:span><text:span text:style-name="T100">о</text:span><text:span text:style-name="T55">бчислювати суму чисел </text:span><text:span text:style-name="T56">поки не залишится 1 цифра</text:span></text:p>
      <text:p text:style-name="P81"><text:s text:c="8"/>Виведення N</text:p>
      <text:p text:style-name="P75"><text:span text:style-name="T101"><text:s text:c="4"/></text:span><text:span text:style-name="T107">все повторювати</text:span></text:p>
      <text:p text:style-name="P76">кінець</text:p>
      <text:p text:style-name="P76"/>
      <text:p text:style-name="P76"/>
      <text:p text:style-name="P76"/>
      <text:p text:style-name="P51">крок <text:span text:style-name="T112">3</text:span></text:p>
      <text:p text:style-name="P21">початок</text:p>
      <text:p text:style-name="P32"><text:span text:style-name="T97"><text:s text:c="4"/></text:span><text:span text:style-name="T68">повторювати </text:span><text:span text:style-name="T69">у </text:span><text:span text:style-name="T70">Iterator</text:span><text:span text:style-name="T69"> </text:span><text:span text:style-name="T68">від</text:span><text:span text:style-name="T71"> </text:span><text:span text:style-name="T98">1</text:span><text:span text:style-name="T97">00</text:span><text:span text:style-name="T98"> </text:span><text:span text:style-name="T14">до</text:span><text:span text:style-name="T99"> </text:span><text:span text:style-name="T97">2</text:span><text:span text:style-name="T98">0</text:span><text:span text:style-name="T99">0 </text:span><text:span text:style-name="T14">з шагом</text:span><text:span text:style-name="T98"> 1:</text:span></text:p>
      <text:p text:style-name="P32"><text:span text:style-name="T73"><text:s text:c="8"/></text:span><text:span text:style-name="T74">Number := Iterator</text:span></text:p>
      <text:p text:style-name="P71"><text:s text:c="8"/><text:span text:style-name="T35">Починаючи з Number </text:span><text:span text:style-name="T36">о</text:span><text:span text:style-name="T58">бчислювати суму чисел </text:span><text:span text:style-name="T59">поки не залишится 1 цифра</text:span></text:p>
      <text:p text:style-name="P82"><text:s text:c="8"/>Виведення N</text:p>
      <text:p text:style-name="P74"><text:span text:style-name="T101"><text:s text:c="4"/></text:span><text:span text:style-name="T107">все повторювати</text:span></text:p>
      <text:p text:style-name="P77">кінець</text:p>
      <text:p text:style-name="P52">крок <text:span text:style-name="T112">4</text:span></text:p>
      <text:p text:style-name="P21">початок</text:p>
      <text:p text:style-name="P32"><text:span text:style-name="T97"><text:s text:c="4"/></text:span><text:span text:style-name="T68">повторювати </text:span><text:span text:style-name="T69">у </text:span><text:span text:style-name="T70">Iterator</text:span><text:span text:style-name="T69"> </text:span><text:span text:style-name="T68">від</text:span><text:span text:style-name="T71"> </text:span><text:span text:style-name="T98">1</text:span><text:span text:style-name="T97">00</text:span><text:span text:style-name="T98"> </text:span><text:span text:style-name="T14">до</text:span><text:span text:style-name="T99"> </text:span><text:span text:style-name="T97">2</text:span><text:span text:style-name="T98">0</text:span><text:span text:style-name="T99">0 </text:span><text:span text:style-name="T14">з шагом</text:span><text:span text:style-name="T98"> 1:</text:span></text:p>
      <text:p text:style-name="P32"><text:span text:style-name="T73"><text:s text:c="8"/></text:span><text:span text:style-name="T74">Number := Iterator</text:span></text:p>
      <text:p text:style-name="P71"><text:s text:c="8"/><text:span text:style-name="T57">поки</text:span><text:span text:style-name="T101"> </text:span><text:span text:style-name="T102">N</text:span><text:span text:style-name="T101">umber &gt;= 10:</text:span></text:p>
      <text:p text:style-name="P71"><text:span text:style-name="T101"><text:s text:c="12"/></text:span><text:span text:style-name="T108">виконувати</text:span></text:p>
      <text:p text:style-name="P71"><text:span text:style-name="T57"><text:s text:c="16"/></text:span><text:span text:style-name="T58">Обчислити суму чисел Number у змінну NewNumber</text:span></text:p>
      <text:p text:style-name="P71"><text:s text:c="16"/><text:span text:style-name="T96">N</text:span><text:span text:style-name="T101">umber := </text:span><text:span text:style-name="T102">N</text:span><text:span text:style-name="T101">ewNumber</text:span></text:p>
      <text:p text:style-name="P71"><text:span text:style-name="T101"><text:s text:c="8"/></text:span><text:span text:style-name="T108">все поки</text:span></text:p>
      <text:p text:style-name="P83"><text:s text:c="8"/>Виведення N</text:p>
      <text:p text:style-name="P74"><text:span text:style-name="T101"><text:s text:c="4"/></text:span><text:span text:style-name="T107">все повторювати</text:span></text:p>
      <text:p text:style-name="P78">кінець</text:p>
      <text:p text:style-name="P78"/>
      <text:p text:style-name="P78"/>
      <text:p text:style-name="P78"/>
      <text:p text:style-name="P28"><text:span text:style-name="T110">крок </text:span><text:span text:style-name="T112">5</text:span></text:p>
      <text:p text:style-name="P20">початок</text:p>
      <text:p text:style-name="P31"><text:span text:style-name="T97"><text:s text:c="4"/></text:span><text:span text:style-name="T68">повторювати </text:span><text:span text:style-name="T69">у </text:span><text:span text:style-name="T70">Iterator</text:span><text:span text:style-name="T69"> </text:span><text:span text:style-name="T68">від</text:span><text:span text:style-name="T71"> </text:span><text:span text:style-name="T98">1</text:span><text:span text:style-name="T97">00</text:span><text:span text:style-name="T98"> </text:span><text:span text:style-name="T14">до</text:span><text:span text:style-name="T99"> </text:span><text:span text:style-name="T97">2</text:span><text:span text:style-name="T98">0</text:span><text:span text:style-name="T99">0 </text:span><text:span text:style-name="T14">з шагом</text:span><text:span text:style-name="T98"> 1:</text:span></text:p>
      <text:p text:style-name="P31"><text:span text:style-name="T73"><text:s text:c="8"/></text:span><text:span text:style-name="T74">Number := Iterator</text:span></text:p>
      <text:p text:style-name="P70"><text:s text:c="8"/><text:span text:style-name="T57">поки</text:span><text:span text:style-name="T101"> </text:span><text:span text:style-name="T102">N</text:span><text:span text:style-name="T101">umber &gt;= 10:</text:span></text:p>
      <text:p text:style-name="P70"><text:span text:style-name="T101"><text:s text:c="12"/></text:span><text:span text:style-name="T108">виконувати</text:span></text:p>
      <text:p text:style-name="P70"><text:s text:c="16"/><text:span text:style-name="T96">N</text:span><text:span text:style-name="T101">ewNumber </text:span><text:span text:style-name="T102">:</text:span><text:span text:style-name="T101">= 0</text:span></text:p>
      <text:p text:style-name="P70"><text:s text:c="16"/><text:span text:style-name="T57">поки</text:span><text:span text:style-name="T101"> </text:span><text:span text:style-name="T102">N</text:span><text:span text:style-name="T101">umber &gt;= 10:</text:span></text:p>
      <text:p text:style-name="P70"><text:span text:style-name="T107"><text:s text:c="20"/></text:span><text:span text:style-name="T108">виконувати</text:span></text:p>
      <text:p text:style-name="P71"><text:s text:c="24"/><text:span text:style-name="T60">Виділення потрібної цифри </text:span><text:span text:style-name="T61">D</text:span><text:span text:style-name="T60">igit з Number</text:span></text:p>
      <text:p text:style-name="P71"><text:span text:style-name="T54"><text:s text:c="24"/>Додавання Digit у </text:span><text:span text:style-name="T53">N</text:span><text:span text:style-name="T54">ewNumber</text:span></text:p>
      <text:p text:style-name="P70"><text:span text:style-name="T101"><text:s text:c="16"/></text:span><text:span text:style-name="T108">все поки</text:span></text:p>
      <text:p text:style-name="P71"><text:s text:c="16"/><text:span text:style-name="T96">N</text:span><text:span text:style-name="T101">ew</text:span><text:span text:style-name="T104">Number </text:span><text:span text:style-name="T105">:</text:span><text:span text:style-name="T104">= </text:span><text:span text:style-name="T105">NewNumber + </text:span><text:span text:style-name="T106">N</text:span><text:span text:style-name="T104">umber</text:span></text:p>
      <text:p text:style-name="P70"><text:s text:c="16"/><text:span text:style-name="T96">N</text:span><text:span text:style-name="T101">umber := </text:span><text:span text:style-name="T102">N</text:span><text:span text:style-name="T101">ewNumber</text:span></text:p>
      <text:p text:style-name="P70"><text:span text:style-name="T101"><text:s text:c="8"/></text:span><text:span text:style-name="T108">все поки</text:span></text:p>
      <text:p text:style-name="P84"><text:s text:c="8"/>Виведення N</text:p>
      <text:p text:style-name="P73"><text:span text:style-name="T101"><text:s text:c="4"/></text:span><text:span text:style-name="T107">все повторювати</text:span></text:p>
      <text:p text:style-name="P79">кінець</text:p>
      <text:p text:style-name="P52">крок <text:span text:style-name="T112">6</text:span></text:p>
      <text:p text:style-name="P21">початок</text:p>
      <text:p text:style-name="P32"><text:span text:style-name="T97"><text:s text:c="4"/></text:span><text:span text:style-name="T68">повторювати </text:span><text:span text:style-name="T69">у </text:span><text:span text:style-name="T70">Iterator</text:span><text:span text:style-name="T69"> </text:span><text:span text:style-name="T68">від</text:span><text:span text:style-name="T71"> </text:span><text:span text:style-name="T98">1</text:span><text:span text:style-name="T97">00</text:span><text:span text:style-name="T98"> </text:span><text:span text:style-name="T14">до</text:span><text:span text:style-name="T99"> </text:span><text:span text:style-name="T97">2</text:span><text:span text:style-name="T98">0</text:span><text:span text:style-name="T99">0 </text:span><text:span text:style-name="T14">з шагом</text:span><text:span text:style-name="T98"> 1:</text:span></text:p>
      <text:p text:style-name="P32"><text:span text:style-name="T73"><text:s text:c="8"/></text:span><text:span text:style-name="T74">Number := Iterator</text:span></text:p>
      <text:p text:style-name="P71"><text:s text:c="8"/><text:span text:style-name="T57">поки</text:span><text:span text:style-name="T101"> </text:span><text:span text:style-name="T102">N</text:span><text:span text:style-name="T101">umber &gt;= 10:</text:span></text:p>
      <text:p text:style-name="P71"><text:span text:style-name="T101"><text:s text:c="12"/></text:span><text:span text:style-name="T108">виконувати</text:span></text:p>
      <text:p text:style-name="P71"><text:s text:c="16"/><text:span text:style-name="T96">N</text:span><text:span text:style-name="T101">ewNumber </text:span><text:span text:style-name="T102">:</text:span><text:span text:style-name="T101">= 0</text:span></text:p>
      <text:p text:style-name="P71"><text:s text:c="16"/><text:span text:style-name="T57">поки</text:span><text:span text:style-name="T101"> </text:span><text:span text:style-name="T102">N</text:span><text:span text:style-name="T101">umber &gt;= 10:</text:span></text:p>
      <text:p text:style-name="P71"><text:span text:style-name="T107"><text:s text:c="20"/></text:span><text:span text:style-name="T108">виконувати</text:span></text:p>
      <text:p text:style-name="P71"><text:s text:c="24"/><text:span text:style-name="T96">D</text:span><text:span text:style-name="T101">igit := </text:span><text:span text:style-name="T102">N</text:span><text:span text:style-name="T101">umber % 10</text:span></text:p>
      <text:p text:style-name="P71"><text:span text:style-name="T101"><text:s text:c="24"/></text:span><text:span text:style-name="T102">N</text:span><text:span text:style-name="T101">umber := </text:span><text:span text:style-name="T102">N</text:span><text:span text:style-name="T101">umber / 10</text:span></text:p>
      <text:p text:style-name="P71"><text:s text:c="24"/><text:span text:style-name="T35">Додавання Digit у </text:span><text:span text:style-name="T37">N</text:span><text:span text:style-name="T109">ewNumber</text:span></text:p>
      <text:p text:style-name="P71"><text:span text:style-name="T101"><text:s text:c="16"/></text:span><text:span text:style-name="T108">все поки</text:span></text:p>
      <text:p text:style-name="P71"><text:s text:c="16"/><text:span text:style-name="T96">N</text:span><text:span text:style-name="T101">ew</text:span><text:span text:style-name="T104">Number := </text:span><text:span text:style-name="T105">NewNumber + </text:span><text:span text:style-name="T106">N</text:span><text:span text:style-name="T104">umber</text:span></text:p>
      <text:p text:style-name="P71"><text:s text:c="16"/><text:span text:style-name="T96">N</text:span><text:span text:style-name="T101">umber := </text:span><text:span text:style-name="T102">N</text:span><text:span text:style-name="T101">ewNumber</text:span></text:p>
      <text:p text:style-name="P71"><text:span text:style-name="T101"><text:s text:c="8"/></text:span><text:span text:style-name="T108">все поки</text:span></text:p>
      <text:p text:style-name="P83"><text:s text:c="8"/>Виведення N</text:p>
      <text:p text:style-name="P74"><text:span text:style-name="T101"><text:s text:c="4"/></text:span><text:span text:style-name="T107">все повторювати</text:span></text:p>
      <text:p text:style-name="P80">кінець</text:p>
      <text:p text:style-name="P80"/>
      <text:p text:style-name="P80"/>
      <text:p text:style-name="P80"/>
      <text:p text:style-name="P27"><text:span text:style-name="T110">крок </text:span><text:span text:style-name="T112">7</text:span></text:p>
      <text:p text:style-name="P21">початок</text:p>
      <text:p text:style-name="P32"><text:span text:style-name="T97"><text:s text:c="4"/></text:span><text:span text:style-name="T68">повторювати </text:span><text:span text:style-name="T69">у </text:span><text:span text:style-name="T70">Iterator</text:span><text:span text:style-name="T69"> </text:span><text:span text:style-name="T68">від</text:span><text:span text:style-name="T71"> </text:span><text:span text:style-name="T98">1</text:span><text:span text:style-name="T97">00</text:span><text:span text:style-name="T98"> </text:span><text:span text:style-name="T14">до</text:span><text:span text:style-name="T99"> </text:span><text:span text:style-name="T97">2</text:span><text:span text:style-name="T98">0</text:span><text:span text:style-name="T99">0 </text:span><text:span text:style-name="T14">з шагом</text:span><text:span text:style-name="T98"> 1:</text:span></text:p>
      <text:p text:style-name="P32"><text:span text:style-name="T73"><text:s text:c="8"/></text:span><text:span text:style-name="T74">Number := Iterator</text:span></text:p>
      <text:p text:style-name="P71"><text:s text:c="8"/><text:span text:style-name="T57">поки</text:span><text:span text:style-name="T101"> </text:span><text:span text:style-name="T102">N</text:span><text:span text:style-name="T101">umber &gt;= 10:</text:span></text:p>
      <text:p text:style-name="P71"><text:span text:style-name="T101"><text:s text:c="12"/></text:span><text:span text:style-name="T108">виконувати</text:span></text:p>
      <text:p text:style-name="P71"><text:s text:c="16"/><text:span text:style-name="T96">N</text:span><text:span text:style-name="T101">ewNumber </text:span><text:span text:style-name="T102">:</text:span><text:span text:style-name="T101">= 0</text:span></text:p>
      <text:p text:style-name="P71"><text:s text:c="16"/><text:span text:style-name="T57">поки</text:span><text:span text:style-name="T101"> </text:span><text:span text:style-name="T102">N</text:span><text:span text:style-name="T101">umber &gt;= 10:</text:span></text:p>
      <text:p text:style-name="P71"><text:span text:style-name="T107"><text:s text:c="20"/></text:span><text:span text:style-name="T108">виконувати</text:span></text:p>
      <text:p text:style-name="P71"><text:s text:c="24"/><text:span text:style-name="T96">D</text:span><text:span text:style-name="T101">igit := </text:span><text:span text:style-name="T102">N</text:span><text:span text:style-name="T101">umber % 10</text:span></text:p>
      <text:p text:style-name="P71"><text:span text:style-name="T101"><text:s text:c="24"/></text:span><text:span text:style-name="T102">N</text:span><text:span text:style-name="T101">umber := </text:span><text:span text:style-name="T102">N</text:span><text:span text:style-name="T101">umber / 10</text:span></text:p>
      <text:p text:style-name="P71"><text:s text:c="24"/><text:span text:style-name="T96">N</text:span><text:span text:style-name="T101">ewNumber := </text:span><text:span text:style-name="T102">N</text:span><text:span text:style-name="T101">ewNumber </text:span><text:span text:style-name="T103">+ </text:span><text:span text:style-name="T102">D</text:span><text:span text:style-name="T101">igit</text:span></text:p>
      <text:p text:style-name="P71"><text:span text:style-name="T101"><text:s text:c="16"/></text:span><text:span text:style-name="T108">все поки</text:span></text:p>
      <text:p text:style-name="P71"><text:s text:c="16"/><text:span text:style-name="T96">N</text:span><text:span text:style-name="T101">ew</text:span><text:span text:style-name="T104">Number := </text:span><text:span text:style-name="T105">NewNumber + </text:span><text:span text:style-name="T106">N</text:span><text:span text:style-name="T104">umber</text:span></text:p>
      <text:p text:style-name="P71"><text:s text:c="16"/><text:span text:style-name="T96">N</text:span><text:span text:style-name="T101">umber := </text:span><text:span text:style-name="T102">N</text:span><text:span text:style-name="T101">ewNumber</text:span></text:p>
      <text:p text:style-name="P71"><text:span text:style-name="T101"><text:s text:c="8"/></text:span><text:span text:style-name="T108">все поки</text:span></text:p>
      <text:p text:style-name="P83"><text:s text:c="8"/>Виведення N</text:p>
      <text:p text:style-name="P74"><text:span text:style-name="T101"><text:s text:c="4"/></text:span><text:span text:style-name="T107">все повторювати</text:span></text:p>
      <text:p text:style-name="P79">кінець</text:p>
      <text:p text:style-name="P41">Блок схема</text:p>
      <text:p text:style-name="P87"/>
      <text:p text:style-name="P89">Крок <text:span text:style-name="T123">1</text:span></text:p>
      <text:p text:style-name="P89"/>
      <text:p text:style-name="P87"><draw:g text:anchor-type="paragraph" draw:z-index="10" draw:name="Групповой объект 6" draw:style-name="gr1"><draw:custom-shape draw:name="Start-End_ 12" draw:style-name="gr2" draw:text-style-name="P111" xml:id="id3" draw:id="id3" svg:width="5.001cm" svg:height="0.999cm" svg:x="0.002cm" svg:y="0.002cm"><text:p text:style-name="P110"><text:span text:style-name="T128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13" draw:style-name="gr3" draw:text-style-name="P111" xml:id="id2" draw:id="id2" svg:width="5.001cm" svg:height="1.004cm" svg:x="0.002cm" svg:y="5.202cm"><text:p text:style-name="P110"><text:span text:style-name="T128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_ 19" draw:style-name="gr4" draw:text-style-name="P113" xml:id="id1" draw:id="id1" svg:width="4.502cm" svg:height="3.25cm" svg:x="0.252cm" svg:y="1.501cm"><text:p text:style-name="P112"><text:span text:style-name="T129">Починаючи з всіх</text:span></text:p><text:p text:style-name="P112"><text:span text:style-name="T129">чисел від 100 до 200</text:span></text:p><text:p text:style-name="P112"><text:span text:style-name="T129">обчислювати суму</text:span></text:p><text:p text:style-name="P112"><text:span text:style-name="T129">чисел поки не</text:span></text:p><text:p text:style-name="P112"><text:span text:style-name="T129">залишится 1 цифра і</text:span></text:p><text:p text:style-name="P112"><text:span text:style-name="T129">виведення її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41" draw:style-name="gr5" draw:text-style-name="P114" svg:x1="2.503cm" svg:y1="4.75cm" svg:x2="2.503cm" svg:y2="5.202cm" draw:start-shape="id1" draw:start-glue-point="6" draw:end-shape="id2" draw:end-glue-point="4" svg:d="M2503 4750v452" svg:viewBox="0 0 2 453"><text:p/></draw:connector><draw:connector draw:name="Connector_ 42" draw:style-name="gr6" draw:text-style-name="P114" svg:x1="2.503cm" svg:y1="1cm" svg:x2="2.503cm" svg:y2="1.501cm" draw:start-shape="id3" draw:start-glue-point="6" draw:end-shape="id1" draw:end-glue-point="4" svg:d="M2503 1000v501" svg:viewBox="0 0 2 503"><text:p/></draw:connector></draw:g></text:p>
      <text:p text:style-name="P87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Крок <text:span text:style-name="T123">2</text:span></text:p>
      <text:p text:style-name="P89"><draw:g text:anchor-type="paragraph" draw:z-index="9" draw:name="Групповой объект 5" draw:style-name="gr1"><draw:custom-shape draw:name="Start-End_ 8" draw:style-name="gr7" draw:text-style-name="P111" xml:id="id4" draw:id="id4" svg:width="5.001cm" svg:height="0.999cm" svg:x="3.002cm" svg:y="0.002cm"><text:p text:style-name="P110"><text:span text:style-name="T128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9" draw:style-name="gr8" draw:text-style-name="P111" xml:id="id9" draw:id="id9" svg:width="5.001cm" svg:height="1.004cm" svg:x="3.001cm" svg:y="10.751cm"><text:p text:style-name="P110"><text:span text:style-name="T128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 2" draw:style-name="gr9" draw:text-style-name="P111" xml:id="id5" draw:id="id5" svg:width="5cm" svg:height="1.999cm" svg:x="3.002cm" svg:y="1.752cm"><text:p text:style-name="P110"><text:span text:style-name="T128">Iterator := 100,200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ata_ 5" draw:style-name="gr10" draw:text-style-name="P111" xml:id="id7" draw:id="id7" svg:width="5.001cm" svg:height="1.004cm" svg:x="3.001cm" svg:y="8.497cm"><text:p text:style-name="P110"><text:span text:style-name="T128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3" draw:style-name="gr11" draw:text-style-name="P116" xml:id="id6" draw:id="id6" svg:width="5cm" svg:height="1.004cm" svg:x="3.002cm" svg:y="4.251cm"><text:p text:style-name="P115"><text:span text:style-name="T130">Копіювати значення</text:span></text:p><text:p text:style-name="P115"><text:span text:style-name="T130">Iterator у змінну Numb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7" draw:style-name="gr12" draw:text-style-name="P114" svg:x1="5.503cm" svg:y1="1cm" svg:x2="5.502cm" svg:y2="1.752cm" draw:start-shape="id4" draw:start-glue-point="6" draw:end-shape="id5" draw:end-glue-point="4" svg:d="M5503 1000v376h-1v376" svg:viewBox="0 0 4 753"><text:p/></draw:connector><draw:connector draw:name="Connector_ 10" draw:style-name="gr13" draw:text-style-name="P114" svg:x1="5.502cm" svg:y1="3.75cm" svg:x2="5.502cm" svg:y2="4.251cm" draw:start-shape="id5" draw:start-glue-point="6" draw:end-shape="id6" draw:end-glue-point="4" svg:d="M5502 3750v501" svg:viewBox="0 0 2 503"><text:p/></draw:connector><draw:line draw:style-name="gr14" draw:text-style-name="P117" svg:x1="8.002cm" svg:y1="2.751cm" svg:x2="10.502cm" svg:y2="2.751cm"><text:p/></draw:line><draw:line draw:style-name="gr15" draw:text-style-name="P117" svg:x1="5.502cm" svg:y1="1.251cm" svg:x2="0.002cm" svg:y2="1.251cm"><text:p/></draw:line><draw:line draw:style-name="gr16" draw:text-style-name="P117" svg:x1="0.002cm" svg:y1="10.001cm" svg:x2="0.002cm" svg:y2="1.251cm"><text:p/></draw:line><draw:line draw:style-name="gr17" draw:text-style-name="P117" svg:x1="5.502cm" svg:y1="9.997cm" svg:x2="0.002cm" svg:y2="10.001cm"><text:p/></draw:line><draw:custom-shape draw:name="Process_ 5" draw:style-name="gr18" draw:text-style-name="P113" svg:width="4.502cm" svg:height="2.255cm" svg:x="3.251cm" svg:y="5.751cm"><text:p text:style-name="P112"><text:span text:style-name="T129">Починаючи з Number</text:span></text:p><text:p text:style-name="P112"><text:span text:style-name="T129">обчислювати суму</text:span></text:p><text:p text:style-name="P112"><text:span text:style-name="T129">чисел поки не</text:span></text:p><text:p text:style-name="P112"><text:span text:style-name="T129">Залишится 1 цифра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11" draw:style-name="gr19" draw:text-style-name="P114" svg:x1="5.502cm" svg:y1="8.001cm" svg:x2="5.502cm" svg:y2="8.497cm" draw:end-shape="id7" draw:end-glue-point="5" svg:d="M5502 8001v496" svg:viewBox="0 0 2 497"><text:p/></draw:connector><draw:line draw:style-name="gr20" draw:text-style-name="P117" svg:x1="5.502cm" svg:y1="9.502cm" svg:x2="5.502cm" svg:y2="10.002cm"><text:p/></draw:line><draw:line draw:style-name="gr21" draw:text-style-name="P117" svg:x1="10.502cm" svg:y1="2.751cm" svg:x2="10.502cm" svg:y2="10.251cm"><text:p/></draw:line><draw:line draw:style-name="gr22" draw:text-style-name="P117" xml:id="id8" draw:id="id8" svg:x1="5.502cm" svg:y1="10.251cm" svg:x2="10.502cm" svg:y2="10.251cm"><text:p/></draw:line><draw:connector draw:name="Connector_ 27" draw:style-name="gr23" draw:text-style-name="P114" svg:x1="5.502cm" svg:y1="10.252cm" svg:x2="5.502cm" svg:y2="10.751cm" draw:start-shape="id8" draw:start-glue-point="3" draw:end-shape="id9" draw:end-glue-point="4" svg:d="M5502 10252v499" svg:viewBox="0 0 2 501"><text:p/></draw:connector><draw:frame draw:style-name="gr24" draw:text-style-name="P119" svg:width="0.75cm" svg:height="0.962cm" svg:x="5.502cm" svg:y="3.502cm"><draw:text-box><text:p text:style-name="P118"><text:span text:style-name="T131">+</text:span></text:p></draw:text-box></draw:frame><draw:frame draw:style-name="gr25" draw:text-style-name="P119" svg:width="0.75cm" svg:height="0.962cm" svg:x="7.753cm" svg:y="2.039cm"><draw:text-box><text:p text:style-name="P118"><text:span text:style-name="T131">-</text:span></text:p></draw:text-box></draw:frame><draw:connector draw:name="Connector_ 30" draw:style-name="gr26" draw:text-style-name="P114" svg:x1="5.502cm" svg:y1="5.244cm" svg:x2="5.503cm" svg:y2="5.743cm" svg:d="M5502 5244v251h1v248" svg:viewBox="0 0 4 501"><text:p/></draw:connector></draw:g></text:p>
      <text:p text:style-name="P90">Крок <text:span text:style-name="T123">3</text:span></text:p>
      <text:p text:style-name="P89"><draw:g text:anchor-type="paragraph" draw:z-index="8" draw:name="Групповой объект 4" draw:style-name="gr1"><draw:custom-shape draw:name="Start-End_ 6" draw:style-name="gr27" draw:text-style-name="P111" xml:id="id10" draw:id="id10" svg:width="5.001cm" svg:height="0.999cm" svg:x="3.002cm" svg:y="0.002cm"><text:p text:style-name="P110"><text:span text:style-name="T128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7" draw:style-name="gr28" draw:text-style-name="P111" xml:id="id15" draw:id="id15" svg:width="5.001cm" svg:height="1.004cm" svg:x="3.001cm" svg:y="10.751cm"><text:p text:style-name="P110"><text:span text:style-name="T128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 3" draw:style-name="gr29" draw:text-style-name="P111" xml:id="id11" draw:id="id11" svg:width="5cm" svg:height="1.999cm" svg:x="3.002cm" svg:y="1.752cm"><text:p text:style-name="P110"><text:span text:style-name="T128">Iterator := 100,200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ata_ 4" draw:style-name="gr30" draw:text-style-name="P111" xml:id="id13" draw:id="id13" svg:width="5.001cm" svg:height="1.004cm" svg:x="3.001cm" svg:y="8.497cm"><text:p text:style-name="P110"><text:span text:style-name="T128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4" draw:style-name="gr31" draw:text-style-name="P111" xml:id="id12" draw:id="id12" svg:width="4.001cm" svg:height="1.004cm" svg:x="3.502cm" svg:y="4.251cm"><text:p text:style-name="P110"><text:span text:style-name="T128">Number := Iterat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8" draw:style-name="gr32" draw:text-style-name="P114" svg:x1="5.503cm" svg:y1="1cm" svg:x2="5.502cm" svg:y2="1.752cm" draw:start-shape="id10" draw:start-glue-point="6" draw:end-shape="id11" draw:end-glue-point="4" svg:d="M5503 1000v376h-1v376" svg:viewBox="0 0 4 753"><text:p/></draw:connector><draw:connector draw:name="Connector_ 9" draw:style-name="gr33" draw:text-style-name="P114" svg:x1="5.502cm" svg:y1="3.75cm" svg:x2="5.502cm" svg:y2="4.251cm" draw:start-shape="id11" draw:start-glue-point="6" draw:end-shape="id12" draw:end-glue-point="4" svg:d="M5502 3750v501" svg:viewBox="0 0 2 503"><text:p/></draw:connector><draw:line draw:style-name="gr34" draw:text-style-name="P117" svg:x1="8.002cm" svg:y1="2.751cm" svg:x2="10.502cm" svg:y2="2.751cm"><text:p/></draw:line><draw:line draw:style-name="gr35" draw:text-style-name="P117" svg:x1="5.502cm" svg:y1="1.251cm" svg:x2="0.002cm" svg:y2="1.251cm"><text:p/></draw:line><draw:line draw:style-name="gr36" draw:text-style-name="P117" svg:x1="0.002cm" svg:y1="10.001cm" svg:x2="0.002cm" svg:y2="1.251cm"><text:p/></draw:line><draw:line draw:style-name="gr37" draw:text-style-name="P117" svg:x1="5.502cm" svg:y1="9.997cm" svg:x2="0.002cm" svg:y2="10.001cm"><text:p/></draw:line><draw:custom-shape draw:name="Process_ 6" draw:style-name="gr38" draw:text-style-name="P113" svg:width="4.502cm" svg:height="2.255cm" svg:x="3.251cm" svg:y="5.751cm"><text:p text:style-name="P112"><text:span text:style-name="T129">Починаючи з Number</text:span></text:p><text:p text:style-name="P112"><text:span text:style-name="T129">обчислювати суму</text:span></text:p><text:p text:style-name="P112"><text:span text:style-name="T129">чисел поки не</text:span></text:p><text:p text:style-name="P112"><text:span text:style-name="T129">Залишится 1 цифра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28" draw:style-name="gr39" draw:text-style-name="P114" svg:x1="5.502cm" svg:y1="8.001cm" svg:x2="5.502cm" svg:y2="8.497cm" draw:end-shape="id13" draw:end-glue-point="5" svg:d="M5502 8001v496" svg:viewBox="0 0 2 497"><text:p/></draw:connector><draw:line draw:style-name="gr40" draw:text-style-name="P117" svg:x1="5.502cm" svg:y1="9.502cm" svg:x2="5.502cm" svg:y2="10.002cm"><text:p/></draw:line><draw:line draw:style-name="gr41" draw:text-style-name="P117" svg:x1="10.502cm" svg:y1="2.751cm" svg:x2="10.502cm" svg:y2="10.251cm"><text:p/></draw:line><draw:line draw:style-name="gr42" draw:text-style-name="P117" xml:id="id14" draw:id="id14" svg:x1="5.502cm" svg:y1="10.251cm" svg:x2="10.502cm" svg:y2="10.251cm"><text:p/></draw:line><draw:connector draw:name="Connector_ 29" draw:style-name="gr43" draw:text-style-name="P114" svg:x1="5.502cm" svg:y1="10.252cm" svg:x2="5.502cm" svg:y2="10.751cm" draw:start-shape="id14" draw:start-glue-point="3" draw:end-shape="id15" draw:end-glue-point="4" svg:d="M5502 10252v499" svg:viewBox="0 0 2 501"><text:p/></draw:connector><draw:frame draw:style-name="gr44" draw:text-style-name="P119" svg:width="0.75cm" svg:height="0.962cm" svg:x="5.502cm" svg:y="3.502cm"><draw:text-box><text:p text:style-name="P118"><text:span text:style-name="T131">+</text:span></text:p></draw:text-box></draw:frame><draw:frame draw:style-name="gr45" draw:text-style-name="P119" svg:width="0.75cm" svg:height="0.962cm" svg:x="7.753cm" svg:y="2.039cm"><draw:text-box><text:p text:style-name="P118"><text:span text:style-name="T131">-</text:span></text:p></draw:text-box></draw:frame><draw:connector draw:name="Connector_ 1" draw:style-name="gr46" draw:text-style-name="P114" svg:x1="5.502cm" svg:y1="5.244cm" svg:x2="5.503cm" svg:y2="5.743cm" svg:d="M5502 5244v251h1v248" svg:viewBox="0 0 4 501"><text:p/></draw:connector></draw:g></text:p>
      <text:p text:style-name="P90">Крок <text:span text:style-name="T123">4</text:span></text:p>
      <text:p text:style-name="P89"><draw:g text:anchor-type="paragraph" draw:z-index="7" draw:name="Групповой объект 3" draw:style-name="gr1"><draw:custom-shape draw:name="Start-End_ 4" draw:style-name="gr47" draw:text-style-name="P111" xml:id="id16" draw:id="id16" svg:width="5.001cm" svg:height="0.999cm" svg:x="3.002cm" svg:y="0.002cm"><text:p text:style-name="P110"><text:span text:style-name="T128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5" draw:style-name="gr48" draw:text-style-name="P111" xml:id="id25" draw:id="id25" svg:width="5.001cm" svg:height="1.004cm" svg:x="3.001cm" svg:y="14.755cm"><text:p text:style-name="P110"><text:span text:style-name="T128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 7" draw:style-name="gr49" draw:text-style-name="P111" xml:id="id17" draw:id="id17" svg:width="5cm" svg:height="1.999cm" svg:x="3.002cm" svg:y="1.752cm"><text:p text:style-name="P110"><text:span text:style-name="T128">Iterator := 100,200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ata_ 3" draw:style-name="gr50" draw:text-style-name="P111" xml:id="id23" draw:id="id23" svg:width="5.001cm" svg:height="1.004cm" svg:x="3.001cm" svg:y="12.501cm"><text:p text:style-name="P110"><text:span text:style-name="T128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7" draw:style-name="gr51" draw:text-style-name="P111" xml:id="id18" draw:id="id18" svg:width="4.001cm" svg:height="1.004cm" svg:x="3.502cm" svg:y="4.251cm"><text:p text:style-name="P110"><text:span text:style-name="T128">Number := Iterat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12" draw:style-name="gr52" draw:text-style-name="P114" svg:x1="5.503cm" svg:y1="1cm" svg:x2="5.502cm" svg:y2="1.752cm" draw:start-shape="id16" draw:start-glue-point="6" draw:end-shape="id17" draw:end-glue-point="4" svg:d="M5503 1000v376h-1v376" svg:viewBox="0 0 4 753"><text:p/></draw:connector><draw:connector draw:name="Connector_ 19" draw:style-name="gr53" draw:text-style-name="P114" svg:x1="5.502cm" svg:y1="3.75cm" svg:x2="5.502cm" svg:y2="4.251cm" draw:start-shape="id17" draw:start-glue-point="6" draw:end-shape="id18" draw:end-glue-point="4" svg:d="M5502 3750v501" svg:viewBox="0 0 2 503"><text:p/></draw:connector><draw:connector draw:name="Connector_ 25" draw:style-name="gr54" draw:text-style-name="P120" svg:x1="5.502cm" svg:y1="5.255cm" svg:x2="5.502cm" svg:y2="5.997cm" draw:start-shape="id18" draw:start-glue-point="6" draw:end-shape="id19" draw:end-glue-point="4" svg:d="M5502 5255v742" svg:viewBox="0 0 2 744"><text:p/></draw:connector><draw:line draw:style-name="gr55" draw:text-style-name="P117" svg:x1="8.002cm" svg:y1="2.751cm" svg:x2="10.502cm" svg:y2="2.751cm"><text:p/></draw:line><draw:line draw:style-name="gr56" draw:text-style-name="P117" svg:x1="5.502cm" svg:y1="1.251cm" svg:x2="0.002cm" svg:y2="1.251cm"><text:p/></draw:line><draw:line draw:style-name="gr57" draw:text-style-name="P117" svg:x1="0.002cm" svg:y1="14.001cm" svg:x2="0.002cm" svg:y2="1.251cm"><text:p/></draw:line><draw:line draw:style-name="gr58" draw:text-style-name="P117" svg:x1="5.502cm" svg:y1="14.001cm" svg:x2="0.002cm" svg:y2="14.005cm"><text:p/></draw:line><draw:custom-shape draw:name="Decision_ 8" draw:style-name="gr59" draw:text-style-name="P111" xml:id="id19" draw:id="id19" svg:width="5cm" svg:height="2.001cm" svg:x="3.002cm" svg:y="5.997cm"><text:p text:style-name="P110"><text:span text:style-name="T128">Number &gt; 9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Connector_ 26" draw:style-name="gr60" draw:text-style-name="P114" svg:x1="5.502cm" svg:y1="7.998cm" svg:x2="5.502cm" svg:y2="8.752cm" draw:start-shape="id19" draw:start-glue-point="6" draw:end-shape="id20" draw:end-glue-point="4" svg:d="M5502 7998v754" svg:viewBox="0 0 2 755"><text:p/></draw:connector><draw:custom-shape draw:name="Process_ 17" draw:style-name="gr61" draw:text-style-name="P113" xml:id="id20" draw:id="id20" svg:width="6.002cm" svg:height="1.004cm" svg:x="2.501cm" svg:y="8.751cm"><text:p text:style-name="P112"><text:span text:style-name="T132">Обчислити суму чисел </text:span></text:p><text:p text:style-name="P112"><text:span text:style-name="T132">Number у змінну NewNumb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18" draw:style-name="gr62" draw:text-style-name="P113" xml:id="id21" draw:id="id21" svg:width="4.502cm" svg:height="1.004cm" svg:x="3.251cm" svg:y="10.252cm"><text:p text:style-name="P112"><text:span text:style-name="T133">Number := NewNumb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31" draw:style-name="gr63" draw:text-style-name="P114" svg:x1="5.502cm" svg:y1="9.755cm" svg:x2="5.502cm" svg:y2="10.253cm" draw:start-shape="id20" draw:start-glue-point="6" draw:end-shape="id21" draw:end-glue-point="4" svg:d="M5502 9755v498" svg:viewBox="0 0 2 499"><text:p/></draw:connector><draw:line draw:style-name="gr64" draw:text-style-name="P117" svg:x1="5.502cm" svg:y1="11.755cm" svg:x2="1.002cm" svg:y2="11.755cm"><text:p/></draw:line><draw:line draw:style-name="gr65" draw:text-style-name="P117" svg:x1="5.502cm" svg:y1="11.256cm" svg:x2="5.502cm" svg:y2="11.756cm"><text:p/></draw:line><draw:line draw:style-name="gr66" draw:text-style-name="P117" svg:x1="5.502cm" svg:y1="5.501cm" svg:x2="1.002cm" svg:y2="5.501cm"><text:p/></draw:line><draw:line draw:style-name="gr67" draw:text-style-name="P117" svg:x1="1.002cm" svg:y1="5.501cm" svg:x2="1.002cm" svg:y2="11.751cm"><text:p/></draw:line><draw:line draw:style-name="gr68" draw:text-style-name="P117" svg:x1="8.002cm" svg:y1="7.001cm" svg:x2="9.502cm" svg:y2="7.001cm"><text:p/></draw:line><draw:line draw:style-name="gr69" draw:text-style-name="P117" svg:x1="9.502cm" svg:y1="7.001cm" svg:x2="9.502cm" svg:y2="12.001cm"><text:p/></draw:line><draw:line draw:style-name="gr70" draw:text-style-name="P117" xml:id="id22" draw:id="id22" svg:x1="5.502cm" svg:y1="12.005cm" svg:x2="9.502cm" svg:y2="12.005cm"><text:p/></draw:line><draw:connector draw:name="Connector_ 32" draw:style-name="gr71" draw:text-style-name="P114" svg:x1="5.502cm" svg:y1="12.005cm" svg:x2="5.502cm" svg:y2="12.501cm" draw:start-shape="id22" draw:start-glue-point="3" draw:end-shape="id23" draw:end-glue-point="5" svg:d="M5502 12005v496" svg:viewBox="0 0 2 497"><text:p/></draw:connector><draw:line draw:style-name="gr72" draw:text-style-name="P117" svg:x1="5.502cm" svg:y1="13.506cm" svg:x2="5.502cm" svg:y2="14.006cm"><text:p/></draw:line><draw:line draw:style-name="gr73" draw:text-style-name="P117" svg:x1="10.502cm" svg:y1="2.751cm" svg:x2="10.502cm" svg:y2="14.251cm"><text:p/></draw:line><draw:line draw:style-name="gr74" draw:text-style-name="P117" xml:id="id24" draw:id="id24" svg:x1="5.502cm" svg:y1="14.255cm" svg:x2="10.502cm" svg:y2="14.255cm"><text:p/></draw:line><draw:connector draw:name="Connector_ 33" draw:style-name="gr75" draw:text-style-name="P114" svg:x1="5.502cm" svg:y1="14.256cm" svg:x2="5.502cm" svg:y2="14.755cm" draw:start-shape="id24" draw:start-glue-point="3" draw:end-shape="id25" draw:end-glue-point="4" svg:d="M5502 14256v499" svg:viewBox="0 0 2 501"><text:p/></draw:connector><draw:frame draw:style-name="gr76" draw:text-style-name="P119" svg:width="0.75cm" svg:height="0.964cm" svg:x="5.502cm" svg:y="7.751cm"><draw:text-box><text:p text:style-name="P118"><text:span text:style-name="T131">+</text:span></text:p></draw:text-box></draw:frame><draw:frame draw:style-name="gr77" draw:text-style-name="P119" svg:width="0.75cm" svg:height="0.962cm" svg:x="5.502cm" svg:y="3.502cm"><draw:text-box><text:p text:style-name="P118"><text:span text:style-name="T131">+</text:span></text:p></draw:text-box></draw:frame><draw:frame draw:style-name="gr78" draw:text-style-name="P119" svg:width="0.75cm" svg:height="0.962cm" svg:x="7.753cm" svg:y="6.251cm"><draw:text-box><text:p text:style-name="P118"><text:span text:style-name="T131">-</text:span></text:p></draw:text-box></draw:frame><draw:frame draw:style-name="gr79" draw:text-style-name="P119" svg:width="0.75cm" svg:height="0.962cm" svg:x="7.753cm" svg:y="2.039cm"><draw:text-box><text:p text:style-name="P118"><text:span text:style-name="T131">-</text:span></text:p></draw:text-box></draw:frame></draw:g></text:p>
      <text:p text:style-name="P90">Крок <text:span text:style-name="T123">5</text:span></text:p>
      <text:p text:style-name="P89"><draw:g text:anchor-type="paragraph" draw:z-index="6" draw:name="Групповой объект 2" draw:style-name="gr1"><draw:custom-shape draw:name="Start-End_ 2" draw:style-name="gr80" draw:text-style-name="P111" xml:id="id26" draw:id="id26" svg:width="5.001cm" svg:height="0.999cm" svg:x="3.002cm" svg:y="0.002cm"><text:p text:style-name="P110"><text:span text:style-name="T128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3" draw:style-name="gr81" draw:text-style-name="P111" xml:id="id39" draw:id="id39" svg:width="5.001cm" svg:height="1.006cm" svg:x="3.001cm" svg:y="22.5cm"><text:p text:style-name="P110"><text:span text:style-name="T128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 4" draw:style-name="gr82" draw:text-style-name="P111" xml:id="id27" draw:id="id27" svg:width="5cm" svg:height="1.999cm" svg:x="3.002cm" svg:y="1.752cm"><text:p text:style-name="P110"><text:span text:style-name="T128">Iterator := 100,200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ata_ 2" draw:style-name="gr83" draw:text-style-name="P111" xml:id="id37" draw:id="id37" svg:width="5.001cm" svg:height="1.004cm" svg:x="3.001cm" svg:y="20.248cm"><text:p text:style-name="P110"><text:span text:style-name="T128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8" draw:style-name="gr84" draw:text-style-name="P111" xml:id="id28" draw:id="id28" svg:width="4.001cm" svg:height="1.004cm" svg:x="3.502cm" svg:y="4.251cm"><text:p text:style-name="P110"><text:span text:style-name="T128">Number := Iterat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13" draw:style-name="gr85" draw:text-style-name="P114" svg:x1="5.503cm" svg:y1="1cm" svg:x2="5.502cm" svg:y2="1.752cm" draw:start-shape="id26" draw:start-glue-point="6" draw:end-shape="id27" draw:end-glue-point="4" svg:d="M5503 1000v376h-1v376" svg:viewBox="0 0 4 753"><text:p/></draw:connector><draw:connector draw:name="Connector_ 14" draw:style-name="gr86" draw:text-style-name="P114" svg:x1="5.502cm" svg:y1="3.75cm" svg:x2="5.502cm" svg:y2="4.251cm" draw:start-shape="id27" draw:start-glue-point="6" draw:end-shape="id28" draw:end-glue-point="4" svg:d="M5502 3750v501" svg:viewBox="0 0 2 503"><text:p/></draw:connector><draw:connector draw:name="Connector_ 15" draw:style-name="gr87" draw:text-style-name="P120" svg:x1="5.502cm" svg:y1="5.255cm" svg:x2="5.502cm" svg:y2="5.997cm" draw:start-shape="id28" draw:start-glue-point="6" draw:end-shape="id29" draw:end-glue-point="4" svg:d="M5502 5255v742" svg:viewBox="0 0 2 744"><text:p/></draw:connector><draw:line draw:style-name="gr88" draw:text-style-name="P117" svg:x1="8.002cm" svg:y1="2.751cm" svg:x2="10.502cm" svg:y2="2.751cm"><text:p/></draw:line><draw:line draw:style-name="gr89" draw:text-style-name="P117" svg:x1="5.502cm" svg:y1="1.251cm" svg:x2="0.002cm" svg:y2="1.251cm"><text:p/></draw:line><draw:line draw:style-name="gr90" draw:text-style-name="P117" svg:x1="0.002cm" svg:y1="21.751cm" svg:x2="0.002cm" svg:y2="1.251cm"><text:p/></draw:line><draw:line draw:style-name="gr91" draw:text-style-name="P117" svg:x1="5.502cm" svg:y1="21.747cm" svg:x2="0.002cm" svg:y2="21.751cm"><text:p/></draw:line><draw:custom-shape draw:name="Decision_ 5" draw:style-name="gr92" draw:text-style-name="P111" xml:id="id29" draw:id="id29" svg:width="5cm" svg:height="2.001cm" svg:x="3.002cm" svg:y="5.997cm"><text:p text:style-name="P110"><text:span text:style-name="T128">Number &gt; 9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9" draw:style-name="gr93" draw:text-style-name="P111" xml:id="id30" draw:id="id30" svg:width="4.001cm" svg:height="1.004cm" svg:x="3.502cm" svg:y="8.497cm"><text:p text:style-name="P110"><text:span text:style-name="T128">NewNumber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Decision_ 6" draw:style-name="gr94" draw:text-style-name="P111" xml:id="id31" draw:id="id31" svg:width="5cm" svg:height="1.999cm" svg:x="3.002cm" svg:y="10.252cm"><text:p text:style-name="P110"><text:span text:style-name="T128">Number &gt; 9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Connector_ 16" draw:style-name="gr95" draw:text-style-name="P114" svg:x1="5.502cm" svg:y1="7.998cm" svg:x2="5.502cm" svg:y2="8.498cm" draw:start-shape="id29" draw:start-glue-point="6" draw:end-shape="id30" draw:end-glue-point="4" svg:d="M5502 7998v500" svg:viewBox="0 0 2 501"><text:p/></draw:connector><draw:connector draw:name="Connector_ 17" draw:style-name="gr96" draw:text-style-name="P114" svg:x1="5.502cm" svg:y1="9.501cm" svg:x2="5.502cm" svg:y2="10.253cm" draw:start-shape="id30" draw:start-glue-point="6" draw:end-shape="id31" draw:end-glue-point="4" svg:d="M5502 9501v752" svg:viewBox="0 0 2 753"><text:p/></draw:connector><draw:custom-shape draw:name="Process_ 10" draw:style-name="gr97" draw:text-style-name="P113" xml:id="id32" draw:id="id32" svg:width="4.502cm" svg:height="1.004cm" svg:x="3.251cm" svg:y="12.748cm"><text:p text:style-name="P112"><text:span text:style-name="T129">Виділення потрібної</text:span></text:p><text:p text:style-name="P112"><text:span text:style-name="T129">цифри Digit з Numb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12" draw:style-name="gr98" draw:text-style-name="P111" xml:id="id33" draw:id="id33" svg:width="4.502cm" svg:height="1.004cm" svg:x="3.251cm" svg:y="14.251cm"><text:p text:style-name="P110"><text:span text:style-name="T133">Додавання Digit</text:span></text:p><text:p text:style-name="P110"><text:span text:style-name="T133">у NewNumbe</text:span><text:span text:style-name="T129">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18" draw:style-name="gr99" draw:text-style-name="P114" svg:x1="5.502cm" svg:y1="12.25cm" svg:x2="5.502cm" svg:y2="12.748cm" draw:start-shape="id31" draw:start-glue-point="6" draw:end-shape="id32" draw:end-glue-point="4" svg:d="M5502 12250v498" svg:viewBox="0 0 2 499"><text:p/></draw:connector><draw:connector draw:name="Connector_ 20" draw:style-name="gr100" draw:text-style-name="P114" svg:x1="5.502cm" svg:y1="13.752cm" svg:x2="5.502cm" svg:y2="14.251cm" draw:start-shape="id32" draw:start-glue-point="6" draw:end-shape="id33" draw:end-glue-point="4" svg:d="M5502 13752v499" svg:viewBox="0 0 2 501"><text:p/></draw:connector><draw:line draw:style-name="gr101" draw:text-style-name="P117" svg:x1="2.002cm" svg:y1="9.751cm" svg:x2="5.502cm" svg:y2="9.751cm"><text:p/></draw:line><draw:line draw:style-name="gr102" draw:text-style-name="P117" svg:x1="2.002cm" svg:y1="15.751cm" svg:x2="2.002cm" svg:y2="9.751cm"><text:p/></draw:line><draw:line draw:style-name="gr103" draw:text-style-name="P117" svg:x1="5.502cm" svg:y1="15.751cm" svg:x2="2.002cm" svg:y2="15.751cm"><text:p/></draw:line><draw:line draw:style-name="gr104" draw:text-style-name="P117" svg:x1="5.502cm" svg:y1="15.751cm" svg:x2="5.502cm" svg:y2="15.251cm"><text:p/></draw:line><draw:custom-shape draw:name="Process_ 13" draw:style-name="gr105" draw:text-style-name="P113" xml:id="id34" draw:id="id34" svg:width="4.502cm" svg:height="1.004cm" svg:x="3.251cm" svg:y="16.498cm"><text:p text:style-name="P112"><text:span text:style-name="T133">NewNumber :=</text:span></text:p><text:p text:style-name="P112"><text:span text:style-name="T133">NewNumber + Numb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21" draw:style-name="gr106" draw:text-style-name="P114" svg:x1="5.507cm" svg:y1="15.986cm" svg:x2="5.502cm" svg:y2="16.498cm" draw:end-shape="id34" draw:end-glue-point="4" svg:d="M5507 15986v122h-5v390" svg:viewBox="0 0 7 513"><text:p/></draw:connector><draw:line draw:style-name="gr107" draw:text-style-name="P117" svg:x1="8.002cm" svg:y1="11.251cm" svg:x2="8.502cm" svg:y2="11.251cm"><text:p/></draw:line><draw:line draw:style-name="gr108" draw:text-style-name="P117" svg:x1="5.502cm" svg:y1="16.001cm" svg:x2="8.502cm" svg:y2="16.001cm"><text:p/></draw:line><draw:line draw:style-name="gr109" draw:text-style-name="P117" svg:x1="8.502cm" svg:y1="11.251cm" svg:x2="8.502cm" svg:y2="16.001cm"><text:p/></draw:line><draw:custom-shape draw:name="Process_ 14" draw:style-name="gr110" draw:text-style-name="P113" xml:id="id35" draw:id="id35" svg:width="4.502cm" svg:height="1.004cm" svg:x="3.251cm" svg:y="17.997cm"><text:p text:style-name="P112"><text:span text:style-name="T133">Number := NewNumb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22" draw:style-name="gr111" draw:text-style-name="P114" svg:x1="5.502cm" svg:y1="17.502cm" svg:x2="5.502cm" svg:y2="17.998cm" draw:start-shape="id34" draw:start-glue-point="6" draw:end-shape="id35" draw:end-glue-point="4" svg:d="M5502 17502v496" svg:viewBox="0 0 2 497"><text:p/></draw:connector><draw:line draw:style-name="gr112" draw:text-style-name="P117" svg:x1="5.502cm" svg:y1="19.501cm" svg:x2="1.002cm" svg:y2="19.501cm"><text:p/></draw:line><draw:line draw:style-name="gr113" draw:text-style-name="P117" svg:x1="5.502cm" svg:y1="19.001cm" svg:x2="5.502cm" svg:y2="19.501cm"><text:p/></draw:line><draw:line draw:style-name="gr114" draw:text-style-name="P117" svg:x1="5.502cm" svg:y1="5.501cm" svg:x2="1.002cm" svg:y2="5.501cm"><text:p/></draw:line><draw:line draw:style-name="gr115" draw:text-style-name="P117" svg:x1="1.002cm" svg:y1="5.501cm" svg:x2="1.002cm" svg:y2="19.501cm"><text:p/></draw:line><draw:line draw:style-name="gr116" draw:text-style-name="P117" svg:x1="8.002cm" svg:y1="7.001cm" svg:x2="9.502cm" svg:y2="7.001cm"><text:p/></draw:line><draw:line draw:style-name="gr117" draw:text-style-name="P117" svg:x1="9.502cm" svg:y1="7.001cm" svg:x2="9.502cm" svg:y2="19.751cm"><text:p/></draw:line><draw:line draw:style-name="gr118" draw:text-style-name="P117" xml:id="id36" draw:id="id36" svg:x1="5.502cm" svg:y1="19.752cm" svg:x2="9.502cm" svg:y2="19.752cm"><text:p/></draw:line><draw:connector draw:name="Connector_ 23" draw:style-name="gr119" draw:text-style-name="P114" svg:x1="5.502cm" svg:y1="19.751cm" svg:x2="5.502cm" svg:y2="20.249cm" draw:start-shape="id36" draw:start-glue-point="3" draw:end-shape="id37" draw:end-glue-point="5" svg:d="M5502 19751v498" svg:viewBox="0 0 2 499"><text:p/></draw:connector><draw:line draw:style-name="gr120" draw:text-style-name="P117" svg:x1="5.502cm" svg:y1="21.252cm" svg:x2="5.502cm" svg:y2="21.752cm"><text:p/></draw:line><draw:line draw:style-name="gr121" draw:text-style-name="P117" svg:x1="10.502cm" svg:y1="2.751cm" svg:x2="10.502cm" svg:y2="22.001cm"><text:p/></draw:line><draw:line draw:style-name="gr122" draw:text-style-name="P117" xml:id="id38" draw:id="id38" svg:x1="5.502cm" svg:y1="22.001cm" svg:x2="10.502cm" svg:y2="22.001cm"><text:p/></draw:line><draw:connector draw:name="Connector_ 24" draw:style-name="gr123" draw:text-style-name="P114" svg:x1="5.502cm" svg:y1="22.001cm" svg:x2="5.502cm" svg:y2="22.5cm" draw:start-shape="id38" draw:start-glue-point="3" draw:end-shape="id39" draw:end-glue-point="4" svg:d="M5502 22001v499" svg:viewBox="0 0 2 501"><text:p/></draw:connector><draw:frame draw:style-name="gr124" draw:text-style-name="P119" svg:width="0.75cm" svg:height="0.964cm" svg:x="5.502cm" svg:y="7.751cm"><draw:text-box><text:p text:style-name="P118"><text:span text:style-name="T131">+</text:span></text:p></draw:text-box></draw:frame><draw:frame draw:style-name="gr125" draw:text-style-name="P119" svg:width="0.75cm" svg:height="0.962cm" svg:x="5.502cm" svg:y="12.002cm"><draw:text-box><text:p text:style-name="P118"><text:span text:style-name="T131">+</text:span></text:p></draw:text-box></draw:frame><draw:frame draw:style-name="gr126" draw:text-style-name="P119" svg:width="0.75cm" svg:height="0.962cm" svg:x="5.502cm" svg:y="3.502cm"><draw:text-box><text:p text:style-name="P118"><text:span text:style-name="T131">+</text:span></text:p></draw:text-box></draw:frame><draw:frame draw:style-name="gr127" draw:text-style-name="P119" svg:width="0.75cm" svg:height="0.964cm" svg:x="7.753cm" svg:y="10.501cm"><draw:text-box><text:p text:style-name="P118"><text:span text:style-name="T131">-</text:span></text:p></draw:text-box></draw:frame><draw:frame draw:style-name="gr128" draw:text-style-name="P119" svg:width="0.75cm" svg:height="0.962cm" svg:x="7.753cm" svg:y="6.251cm"><draw:text-box><text:p text:style-name="P118"><text:span text:style-name="T131">-</text:span></text:p></draw:text-box></draw:frame><draw:frame draw:style-name="gr129" draw:text-style-name="P119" svg:width="0.75cm" svg:height="0.962cm" svg:x="7.753cm" svg:y="2.039cm"><draw:text-box><text:p text:style-name="P118"><text:span text:style-name="T131">-</text:span></text:p></draw:text-box></draw:frame></draw:g></text:p>
      <text:p text:style-name="P88">Крок <text:span text:style-name="T122">6</text:span></text:p>
      <text:p text:style-name="P87"><draw:g text:anchor-type="paragraph" draw:z-index="5" draw:name="Групповой объект 1" draw:style-name="gr1"><draw:custom-shape draw:name="Start-End_2" draw:style-name="gr130" draw:text-style-name="P111" xml:id="id40" draw:id="id40" svg:width="5.001cm" svg:height="0.999cm" svg:x="3.002cm" svg:y="0.002cm"><text:p text:style-name="P110"><text:span text:style-name="T128">П</text:span><text:span text:style-name="T128">о</text:span><text:span text:style-name="T128">ч</text:span><text:span text:style-name="T128">а</text:span><text:span text:style-name="T128">т</text:span><text:span text:style-name="T128">о</text:span><text:span text:style-name="T128">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4" draw:style-name="gr131" draw:text-style-name="P111" xml:id="id54" draw:id="id54" svg:width="5.001cm" svg:height="1.004cm" svg:x="3.001cm" svg:y="24.001cm"><text:p text:style-name="P110"><text:span text:style-name="T128">К</text:span><text:span text:style-name="T128">і</text:span><text:span text:style-name="T128">н</text:span><text:span text:style-name="T128">е</text:span><text:span text:style-name="T128">ц</text:span><text:span text:style-name="T128">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5" draw:style-name="gr132" draw:text-style-name="P111" xml:id="id41" draw:id="id41" svg:width="5cm" svg:height="1.999cm" svg:x="3.002cm" svg:y="1.752cm"><text:p text:style-name="P110"><text:span text:style-name="T128">I</text:span><text:span text:style-name="T128">t</text:span><text:span text:style-name="T128">e</text:span><text:span text:style-name="T128">r</text:span><text:span text:style-name="T128">a</text:span><text:span text:style-name="T128">t</text:span><text:span text:style-name="T128">o</text:span><text:span text:style-name="T128">r </text:span><text:span text:style-name="T128">:</text:span><text:span text:style-name="T128">=</text:span><text:span text:style-name="T128"> </text:span><text:span text:style-name="T128">1</text:span><text:span text:style-name="T128">0</text:span><text:span text:style-name="T128">0</text:span><text:span text:style-name="T128">,</text:span><text:span text:style-name="T128">2</text:span><text:span text:style-name="T128">0</text:span><text:span text:style-name="T128">0</text:span><text:span text:style-name="T128">,</text:span><text:span text:style-name="T128">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ata_2" draw:style-name="gr133" draw:text-style-name="P111" xml:id="id52" draw:id="id52" svg:width="5.001cm" svg:height="1.004cm" svg:x="3.001cm" svg:y="21.747cm"><text:p text:style-name="P110"><text:span text:style-name="T128">В</text:span><text:span text:style-name="T128">и</text:span><text:span text:style-name="T128">в</text:span><text:span text:style-name="T128">е</text:span><text:span text:style-name="T128">д</text:span><text:span text:style-name="T128">е</text:span><text:span text:style-name="T128">н</text:span><text:span text:style-name="T128">н</text:span><text:span text:style-name="T128">я </text:span><text:span text:style-name="T128">S</text:span><text:span text:style-name="T128">u</text:span><text:span text:style-name="T128">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14" draw:style-name="gr134" draw:text-style-name="P111" xml:id="id42" draw:id="id42" svg:width="4.001cm" svg:height="1.004cm" svg:x="3.502cm" svg:y="4.251cm"><text:p text:style-name="P110"><text:span text:style-name="T128">Number := Iterat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23" draw:style-name="gr135" draw:text-style-name="P114" svg:x1="5.503cm" svg:y1="1cm" svg:x2="5.502cm" svg:y2="1.752cm" draw:start-shape="id40" draw:start-glue-point="6" draw:end-shape="id41" draw:end-glue-point="4" svg:d="M5503 1000v376h-1v376" svg:viewBox="0 0 4 753"><text:p/></draw:connector><draw:connector draw:name="Connector_24" draw:style-name="gr136" draw:text-style-name="P114" svg:x1="5.502cm" svg:y1="3.75cm" svg:x2="5.502cm" svg:y2="4.251cm" draw:start-shape="id41" draw:start-glue-point="6" draw:end-shape="id42" draw:end-glue-point="4" svg:d="M5502 3750v501" svg:viewBox="0 0 2 503"><text:p/></draw:connector><draw:connector draw:name="Connector_25" draw:style-name="gr137" draw:text-style-name="P120" svg:x1="5.502cm" svg:y1="5.255cm" svg:x2="5.502cm" svg:y2="5.997cm" draw:start-shape="id42" draw:start-glue-point="6" draw:end-shape="id43" draw:end-glue-point="4" svg:d="M5502 5255v742" svg:viewBox="0 0 2 744"><text:p/></draw:connector><draw:line draw:style-name="gr138" draw:text-style-name="P117" svg:x1="8.002cm" svg:y1="2.751cm" svg:x2="10.502cm" svg:y2="2.751cm"><text:p/></draw:line><draw:line draw:style-name="gr139" draw:text-style-name="P117" svg:x1="5.502cm" svg:y1="1.251cm" svg:x2="0.002cm" svg:y2="1.251cm"><text:p/></draw:line><draw:line draw:style-name="gr140" draw:text-style-name="P117" svg:x1="0.002cm" svg:y1="23.251cm" svg:x2="0.002cm" svg:y2="1.251cm"><text:p/></draw:line><draw:line draw:style-name="gr141" draw:text-style-name="P117" svg:x1="5.502cm" svg:y1="23.248cm" svg:x2="0.002cm" svg:y2="23.252cm"><text:p/></draw:line><draw:custom-shape draw:name="Decision_6" draw:style-name="gr142" draw:text-style-name="P111" xml:id="id43" draw:id="id43" svg:width="5cm" svg:height="2.001cm" svg:x="3.002cm" svg:y="5.997cm"><text:p text:style-name="P110"><text:span text:style-name="T128">Number &gt; 9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15" draw:style-name="gr143" draw:text-style-name="P111" xml:id="id44" draw:id="id44" svg:width="4.001cm" svg:height="1.004cm" svg:x="3.502cm" svg:y="8.497cm"><text:p text:style-name="P110"><text:span text:style-name="T128">NewNumber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Decision_7" draw:style-name="gr144" draw:text-style-name="P111" xml:id="id45" draw:id="id45" svg:width="5cm" svg:height="1.999cm" svg:x="3.002cm" svg:y="10.252cm"><text:p text:style-name="P110"><text:span text:style-name="T128">Number &gt; 9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Connector_26" draw:style-name="gr145" draw:text-style-name="P114" svg:x1="5.502cm" svg:y1="7.998cm" svg:x2="5.502cm" svg:y2="8.498cm" draw:start-shape="id43" draw:start-glue-point="6" draw:end-shape="id44" draw:end-glue-point="4" svg:d="M5502 7998v500" svg:viewBox="0 0 2 501"><text:p/></draw:connector><draw:connector draw:name="Connector_27" draw:style-name="gr146" draw:text-style-name="P114" svg:x1="5.502cm" svg:y1="9.501cm" svg:x2="5.502cm" svg:y2="10.253cm" draw:start-shape="id44" draw:start-glue-point="6" draw:end-shape="id45" draw:end-glue-point="4" svg:d="M5502 9501v752" svg:viewBox="0 0 2 753"><text:p/></draw:connector><draw:custom-shape draw:name="Process_16" draw:style-name="gr147" draw:text-style-name="P113" xml:id="id46" draw:id="id46" svg:width="4.502cm" svg:height="1.004cm" svg:x="3.251cm" svg:y="12.748cm"><text:p text:style-name="P112"><text:span text:style-name="T133">Digit := Number % </text:span><text:span text:style-name="T133">1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17" draw:style-name="gr148" draw:text-style-name="P113" xml:id="id47" draw:id="id47" svg:width="4.502cm" svg:height="1.004cm" svg:x="3.251cm" svg:y="14.247cm"><text:p text:style-name="P112"><text:span text:style-name="T133">Number := </text:span><text:span text:style-name="T133">Number / 1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18" draw:style-name="gr149" draw:text-style-name="P111" xml:id="id48" draw:id="id48" svg:width="4.502cm" svg:height="1.004cm" svg:x="3.251cm" svg:y="15.752cm"><text:p text:style-name="P110"><text:span text:style-name="T133">Додавання Digit</text:span></text:p><text:p text:style-name="P110"><text:span text:style-name="T133">у NewNumbe</text:span><text:span text:style-name="T129">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28" draw:style-name="gr150" draw:text-style-name="P114" svg:x1="5.502cm" svg:y1="12.25cm" svg:x2="5.502cm" svg:y2="12.748cm" draw:start-shape="id45" draw:start-glue-point="6" draw:end-shape="id46" draw:end-glue-point="4" svg:d="M5502 12250v498" svg:viewBox="0 0 2 499"><text:p/></draw:connector><draw:connector draw:name="Connector_29" draw:style-name="gr151" draw:text-style-name="P114" svg:x1="5.502cm" svg:y1="13.752cm" svg:x2="5.502cm" svg:y2="14.248cm" draw:start-shape="id46" draw:start-glue-point="6" draw:end-shape="id47" draw:end-glue-point="4" svg:d="M5502 13752v496" svg:viewBox="0 0 2 497"><text:p/></draw:connector><draw:connector draw:name="Connector_30" draw:style-name="gr152" draw:text-style-name="P114" svg:x1="5.502cm" svg:y1="15.251cm" svg:x2="5.502cm" svg:y2="15.752cm" draw:start-shape="id47" draw:start-glue-point="6" draw:end-shape="id48" draw:end-glue-point="4" svg:d="M5502 15251v501" svg:viewBox="0 0 2 503"><text:p/></draw:connector><draw:line draw:style-name="gr153" draw:text-style-name="P117" svg:x1="2.002cm" svg:y1="9.751cm" svg:x2="5.502cm" svg:y2="9.751cm"><text:p/></draw:line><draw:line draw:style-name="gr154" draw:text-style-name="P117" svg:x1="2.002cm" svg:y1="17.251cm" svg:x2="2.002cm" svg:y2="9.751cm"><text:p/></draw:line><draw:line draw:style-name="gr155" draw:text-style-name="P117" svg:x1="5.502cm" svg:y1="17.251cm" svg:x2="2.002cm" svg:y2="17.251cm"><text:p/></draw:line><draw:line draw:style-name="gr156" draw:text-style-name="P117" svg:x1="5.502cm" svg:y1="17.251cm" svg:x2="5.502cm" svg:y2="16.751cm"><text:p/></draw:line><draw:custom-shape draw:name="Process_19" draw:style-name="gr157" draw:text-style-name="P113" xml:id="id49" draw:id="id49" svg:width="4.502cm" svg:height="1.004cm" svg:x="3.251cm" svg:y="17.997cm"><text:p text:style-name="P112"><text:span text:style-name="T133">NewNumber :=</text:span></text:p><text:p text:style-name="P112"><text:span text:style-name="T133">NewNumber + </text:span><text:span text:style-name="T133">Numb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31" draw:style-name="gr158" draw:text-style-name="P114" svg:x1="5.507cm" svg:y1="17.486cm" svg:x2="5.502cm" svg:y2="17.998cm" draw:end-shape="id49" draw:end-glue-point="4" svg:d="M5507 17486v122h-5v390" svg:viewBox="0 0 7 513"><text:p/></draw:connector><draw:line draw:style-name="gr159" draw:text-style-name="P117" svg:x1="8.002cm" svg:y1="11.251cm" svg:x2="8.502cm" svg:y2="11.251cm"><text:p/></draw:line><draw:line draw:style-name="gr160" draw:text-style-name="P117" svg:x1="5.502cm" svg:y1="17.502cm" svg:x2="8.502cm" svg:y2="17.502cm"><text:p/></draw:line><draw:line draw:style-name="gr161" draw:text-style-name="P117" svg:x1="8.502cm" svg:y1="11.251cm" svg:x2="8.502cm" svg:y2="17.501cm"><text:p/></draw:line><draw:custom-shape draw:name="Process_20" draw:style-name="gr162" draw:text-style-name="P113" xml:id="id50" draw:id="id50" svg:width="4.502cm" svg:height="1.006cm" svg:x="3.251cm" svg:y="19.497cm"><text:p text:style-name="P112"><text:span text:style-name="T133">Number := </text:span><text:span text:style-name="T133">NewNumb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32" draw:style-name="gr163" draw:text-style-name="P114" svg:x1="5.502cm" svg:y1="19.001cm" svg:x2="5.502cm" svg:y2="19.496cm" draw:start-shape="id49" draw:start-glue-point="6" draw:end-shape="id50" draw:end-glue-point="4" svg:d="M5502 19001v495" svg:viewBox="0 0 2 497"><text:p/></draw:connector><draw:line draw:style-name="gr164" draw:text-style-name="P117" svg:x1="5.502cm" svg:y1="21.001cm" svg:x2="1.002cm" svg:y2="21.001cm"><text:p/></draw:line><draw:line draw:style-name="gr165" draw:text-style-name="P117" svg:x1="5.502cm" svg:y1="20.501cm" svg:x2="5.502cm" svg:y2="21.001cm"><text:p/></draw:line><draw:line draw:style-name="gr166" draw:text-style-name="P117" svg:x1="5.502cm" svg:y1="5.501cm" svg:x2="1.002cm" svg:y2="5.501cm"><text:p/></draw:line><draw:line draw:style-name="gr167" draw:text-style-name="P117" svg:x1="1.002cm" svg:y1="5.501cm" svg:x2="1.002cm" svg:y2="21.001cm"><text:p/></draw:line><draw:line draw:style-name="gr168" draw:text-style-name="P117" svg:x1="8.002cm" svg:y1="7.001cm" svg:x2="9.502cm" svg:y2="7.001cm"><text:p/></draw:line><draw:line draw:style-name="gr169" draw:text-style-name="P117" svg:x1="9.502cm" svg:y1="7.001cm" svg:x2="9.502cm" svg:y2="21.251cm"><text:p/></draw:line><draw:line draw:style-name="gr170" draw:text-style-name="P117" xml:id="id51" draw:id="id51" svg:x1="5.502cm" svg:y1="21.252cm" svg:x2="9.502cm" svg:y2="21.252cm"><text:p/></draw:line><draw:connector draw:name="Connector_33" draw:style-name="gr171" draw:text-style-name="P114" svg:x1="5.502cm" svg:y1="21.252cm" svg:x2="5.502cm" svg:y2="21.748cm" draw:start-shape="id51" draw:start-glue-point="3" draw:end-shape="id52" draw:end-glue-point="5" svg:d="M5502 21252v496" svg:viewBox="0 0 2 497"><text:p/></draw:connector><draw:line draw:style-name="gr172" draw:text-style-name="P117" svg:x1="5.502cm" svg:y1="22.751cm" svg:x2="5.502cm" svg:y2="23.251cm"><text:p/></draw:line><draw:line draw:style-name="gr173" draw:text-style-name="P117" svg:x1="10.502cm" svg:y1="2.751cm" svg:x2="10.502cm" svg:y2="23.501cm"><text:p/></draw:line><draw:line draw:style-name="gr174" draw:text-style-name="P117" xml:id="id53" draw:id="id53" svg:x1="5.502cm" svg:y1="23.502cm" svg:x2="10.502cm" svg:y2="23.502cm"><text:p/></draw:line><draw:connector draw:name="Connector_34" draw:style-name="gr175" draw:text-style-name="P114" svg:x1="5.502cm" svg:y1="23.501cm" svg:x2="5.502cm" svg:y2="24.002cm" draw:start-shape="id53" draw:start-glue-point="3" draw:end-shape="id54" draw:end-glue-point="4" svg:d="M5502 23501v501" svg:viewBox="0 0 2 503"><text:p/></draw:connector><draw:frame draw:style-name="gr176" draw:text-style-name="P119" svg:width="0.75cm" svg:height="0.964cm" svg:x="5.502cm" svg:y="7.751cm"><draw:text-box><text:p text:style-name="P118"><text:span text:style-name="T131">+</text:span></text:p></draw:text-box></draw:frame><draw:frame draw:style-name="gr177" draw:text-style-name="P119" svg:width="0.75cm" svg:height="0.962cm" svg:x="5.502cm" svg:y="12.002cm"><draw:text-box><text:p text:style-name="P118"><text:span text:style-name="T131">+</text:span></text:p></draw:text-box></draw:frame><draw:frame draw:style-name="gr178" draw:text-style-name="P119" svg:width="0.75cm" svg:height="0.962cm" svg:x="5.502cm" svg:y="3.502cm"><draw:text-box><text:p text:style-name="P118"><text:span text:style-name="T131">+</text:span></text:p></draw:text-box></draw:frame><draw:frame draw:style-name="gr179" draw:text-style-name="P119" svg:width="0.75cm" svg:height="0.964cm" svg:x="7.753cm" svg:y="10.501cm"><draw:text-box><text:p text:style-name="P118"><text:span text:style-name="T131">-</text:span></text:p></draw:text-box></draw:frame><draw:frame draw:style-name="gr180" draw:text-style-name="P119" svg:width="0.75cm" svg:height="0.962cm" svg:x="7.753cm" svg:y="6.251cm"><draw:text-box><text:p text:style-name="P118"><text:span text:style-name="T131">-</text:span></text:p></draw:text-box></draw:frame><draw:frame draw:style-name="gr181" draw:text-style-name="P119" svg:width="0.75cm" svg:height="0.962cm" svg:x="7.753cm" svg:y="2.039cm"><draw:text-box><text:p text:style-name="P118"><text:span text:style-name="T131">-</text:span></text:p></draw:text-box></draw:frame></draw:g></text:p>
      <text:p text:style-name="P37">Крок <text:span text:style-name="T122">7</text:span></text:p>
      <text:p text:style-name="P36"><draw:g text:anchor-type="paragraph" draw:z-index="4" draw:name="Фигура3" draw:style-name="gr182"><draw:custom-shape draw:name="Start-End_0" draw:style-name="gr183" draw:text-style-name="P122" xml:id="id55" draw:id="id55" svg:width="5.001cm" svg:height="0.999cm" svg:x="3.002cm" svg:y="0.002cm"><text:p text:style-name="P121"><text:span text:style-name="T128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3" draw:style-name="gr184" draw:text-style-name="P122" xml:id="id69" draw:id="id69" svg:width="5.001cm" svg:height="1.004cm" svg:x="3.001cm" svg:y="24.001cm"><text:p text:style-name="P121"><text:span text:style-name="T128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" draw:style-name="gr185" draw:text-style-name="P122" xml:id="id56" draw:id="id56" svg:width="5cm" svg:height="1.999cm" svg:x="3.002cm" svg:y="1.752cm"><text:p text:style-name="P121"><text:span text:style-name="T128">Iterator := 100,200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ata_1" draw:style-name="gr186" draw:text-style-name="P122" xml:id="id67" draw:id="id67" svg:width="5.001cm" svg:height="1.004cm" svg:x="3.001cm" svg:y="21.747cm"><text:p text:style-name="P121"><text:span text:style-name="T128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5" draw:style-name="gr187" draw:text-style-name="P122" xml:id="id57" draw:id="id57" svg:width="4.001cm" svg:height="1.004cm" svg:x="3.502cm" svg:y="4.251cm"><text:p text:style-name="P121"><text:span text:style-name="T128">Number := Iterat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3" draw:style-name="gr188" draw:text-style-name="P114" svg:x1="5.503cm" svg:y1="1cm" svg:x2="5.502cm" svg:y2="1.752cm" draw:start-shape="id55" draw:start-glue-point="6" draw:end-shape="id56" draw:end-glue-point="4" svg:d="M5503 1000v376h-1v376" svg:viewBox="0 0 4 753"><text:p/></draw:connector><draw:connector draw:name="Connector" draw:style-name="gr188" draw:text-style-name="P114" svg:x1="5.502cm" svg:y1="3.75cm" svg:x2="5.502cm" svg:y2="4.251cm" draw:start-shape="id56" draw:start-glue-point="6" draw:end-shape="id57" draw:end-glue-point="4" svg:d="M5502 3750v501" svg:viewBox="0 0 2 503"><text:p/></draw:connector><draw:connector draw:name="Connector_0" draw:style-name="gr188" draw:text-style-name="P120" svg:x1="5.502cm" svg:y1="5.255cm" svg:x2="5.502cm" svg:y2="5.997cm" draw:start-shape="id57" draw:start-glue-point="6" draw:end-shape="id58" draw:end-glue-point="4" svg:d="M5502 5255v742" svg:viewBox="0 0 2 744"><text:p/></draw:connector><draw:line draw:style-name="gr189" draw:text-style-name="P117" svg:x1="8.002cm" svg:y1="2.751cm" svg:x2="10.502cm" svg:y2="2.751cm"><text:p/></draw:line><draw:line draw:style-name="gr189" draw:text-style-name="P117" svg:x1="5.502cm" svg:y1="1.251cm" svg:x2="0.002cm" svg:y2="1.251cm"><text:p/></draw:line><draw:line draw:style-name="gr189" draw:text-style-name="P117" svg:x1="0.002cm" svg:y1="23.251cm" svg:x2="0.002cm" svg:y2="1.251cm"><text:p/></draw:line><draw:line draw:style-name="gr189" draw:text-style-name="P117" svg:x1="5.502cm" svg:y1="23.248cm" svg:x2="0.002cm" svg:y2="23.252cm"><text:p/></draw:line><draw:custom-shape draw:name="Decision_0" draw:style-name="gr190" draw:text-style-name="P122" xml:id="id58" draw:id="id58" svg:width="5cm" svg:height="2.001cm" svg:x="3.002cm" svg:y="5.997cm"><text:p text:style-name="P121"><text:span text:style-name="T128">Number &gt; 9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0" draw:style-name="gr187" draw:text-style-name="P122" xml:id="id59" draw:id="id59" svg:width="4.001cm" svg:height="1.004cm" svg:x="3.502cm" svg:y="8.497cm"><text:p text:style-name="P121"><text:span text:style-name="T128">NewNumber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Decision_1" draw:style-name="gr185" draw:text-style-name="P122" xml:id="id60" draw:id="id60" svg:width="5cm" svg:height="1.999cm" svg:x="3.002cm" svg:y="10.252cm"><text:p text:style-name="P121"><text:span text:style-name="T128">Number &gt; 9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Connector_1" draw:style-name="gr188" draw:text-style-name="P114" svg:x1="5.502cm" svg:y1="7.998cm" svg:x2="5.502cm" svg:y2="8.498cm" draw:start-shape="id58" draw:start-glue-point="6" draw:end-shape="id59" draw:end-glue-point="4" svg:d="M5502 7998v500" svg:viewBox="0 0 2 501"><text:p/></draw:connector><draw:connector draw:name="Connector_4" draw:style-name="gr188" draw:text-style-name="P114" svg:x1="5.502cm" svg:y1="9.501cm" svg:x2="5.502cm" svg:y2="10.253cm" draw:start-shape="id59" draw:start-glue-point="6" draw:end-shape="id60" draw:end-glue-point="4" svg:d="M5502 9501v752" svg:viewBox="0 0 2 753"><text:p/></draw:connector><draw:custom-shape draw:name="Process_1" draw:style-name="gr191" draw:text-style-name="P124" xml:id="id61" draw:id="id61" svg:width="4.502cm" svg:height="1.004cm" svg:x="3.251cm" svg:y="12.748cm"><text:p text:style-name="P123"><text:span text:style-name="T133">Digit := Number % 1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2" draw:style-name="gr191" draw:text-style-name="P124" xml:id="id62" draw:id="id62" svg:width="4.502cm" svg:height="1.004cm" svg:x="3.251cm" svg:y="14.247cm"><text:p text:style-name="P123"><text:span text:style-name="T133">Number := Number / 1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3" draw:style-name="gr191" draw:text-style-name="P122" xml:id="id63" draw:id="id63" svg:width="4.502cm" svg:height="1.004cm" svg:x="3.251cm" svg:y="15.752cm"><text:p text:style-name="P121"><text:span text:style-name="T133">NewNumber :=</text:span></text:p><text:p text:style-name="P121"><text:span text:style-name="T133">NewNumber + Digit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5" draw:style-name="gr188" draw:text-style-name="P114" svg:x1="5.502cm" svg:y1="12.25cm" svg:x2="5.502cm" svg:y2="12.748cm" draw:start-shape="id60" draw:start-glue-point="6" draw:end-shape="id61" draw:end-glue-point="4" svg:d="M5502 12250v498" svg:viewBox="0 0 2 499"><text:p/></draw:connector><draw:connector draw:name="Connector_6" draw:style-name="gr188" draw:text-style-name="P114" svg:x1="5.502cm" svg:y1="13.752cm" svg:x2="5.502cm" svg:y2="14.248cm" draw:start-shape="id61" draw:start-glue-point="6" draw:end-shape="id62" draw:end-glue-point="4" svg:d="M5502 13752v496" svg:viewBox="0 0 2 497"><text:p/></draw:connector><draw:connector draw:name="Connector_7" draw:style-name="gr188" draw:text-style-name="P114" svg:x1="5.502cm" svg:y1="15.251cm" svg:x2="5.502cm" svg:y2="15.752cm" draw:start-shape="id62" draw:start-glue-point="6" draw:end-shape="id63" draw:end-glue-point="4" svg:d="M5502 15251v501" svg:viewBox="0 0 2 503"><text:p/></draw:connector><draw:line draw:style-name="gr189" draw:text-style-name="P117" svg:x1="2.002cm" svg:y1="9.751cm" svg:x2="5.502cm" svg:y2="9.751cm"><text:p/></draw:line><draw:line draw:style-name="gr189" draw:text-style-name="P117" svg:x1="2.002cm" svg:y1="17.251cm" svg:x2="2.002cm" svg:y2="9.751cm"><text:p/></draw:line><draw:line draw:style-name="gr189" draw:text-style-name="P117" svg:x1="5.502cm" svg:y1="17.251cm" svg:x2="2.002cm" svg:y2="17.251cm"><text:p/></draw:line><draw:line draw:style-name="gr189" draw:text-style-name="P117" svg:x1="5.502cm" svg:y1="17.251cm" svg:x2="5.502cm" svg:y2="16.751cm"><text:p/></draw:line><draw:custom-shape draw:name="Process_4" draw:style-name="gr191" draw:text-style-name="P124" xml:id="id64" draw:id="id64" svg:width="4.502cm" svg:height="1.004cm" svg:x="3.251cm" svg:y="17.997cm"><text:p text:style-name="P123"><text:span text:style-name="T133">NewNumber :=</text:span></text:p><text:p text:style-name="P123"><text:span text:style-name="T133">NewNumber + Numb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8" draw:style-name="gr188" draw:text-style-name="P114" svg:x1="5.507cm" svg:y1="17.486cm" svg:x2="5.502cm" svg:y2="17.998cm" draw:end-shape="id64" draw:end-glue-point="4" svg:d="M5507 17486v122h-5v390" svg:viewBox="0 0 7 513"><text:p/></draw:connector><draw:line draw:style-name="gr189" draw:text-style-name="P117" svg:x1="8.002cm" svg:y1="11.251cm" svg:x2="8.502cm" svg:y2="11.251cm"><text:p/></draw:line><draw:line draw:style-name="gr189" draw:text-style-name="P117" svg:x1="5.502cm" svg:y1="17.503cm" svg:x2="8.502cm" svg:y2="17.503cm"><text:p/></draw:line><draw:line draw:style-name="gr189" draw:text-style-name="P117" svg:x1="8.502cm" svg:y1="11.251cm" svg:x2="8.502cm" svg:y2="17.501cm"><text:p/></draw:line><draw:custom-shape draw:name="Process_8" draw:style-name="gr192" draw:text-style-name="P124" xml:id="id65" draw:id="id65" svg:width="4.502cm" svg:height="1.006cm" svg:x="3.251cm" svg:y="19.497cm"><text:p text:style-name="P123"><text:span text:style-name="T133">Number := NewNumb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10" draw:style-name="gr188" draw:text-style-name="P114" svg:x1="5.502cm" svg:y1="19.001cm" svg:x2="5.502cm" svg:y2="19.496cm" draw:start-shape="id64" draw:start-glue-point="6" draw:end-shape="id65" draw:end-glue-point="4" svg:d="M5502 19001v495" svg:viewBox="0 0 2 497"><text:p/></draw:connector><draw:line draw:style-name="gr189" draw:text-style-name="P117" svg:x1="5.502cm" svg:y1="21.001cm" svg:x2="1.002cm" svg:y2="21.001cm"><text:p/></draw:line><draw:line draw:style-name="gr193" draw:text-style-name="P117" svg:x1="5.502cm" svg:y1="20.501cm" svg:x2="5.502cm" svg:y2="21.001cm"><text:p/></draw:line><draw:line draw:style-name="gr189" draw:text-style-name="P117" svg:x1="5.502cm" svg:y1="5.501cm" svg:x2="1.002cm" svg:y2="5.501cm"><text:p/></draw:line><draw:line draw:style-name="gr189" draw:text-style-name="P117" svg:x1="1.002cm" svg:y1="5.501cm" svg:x2="1.002cm" svg:y2="21.001cm"><text:p/></draw:line><draw:line draw:style-name="gr189" draw:text-style-name="P117" svg:x1="8.002cm" svg:y1="7.001cm" svg:x2="9.502cm" svg:y2="7.001cm"><text:p/></draw:line><draw:line draw:style-name="gr189" draw:text-style-name="P117" svg:x1="9.502cm" svg:y1="7.001cm" svg:x2="9.502cm" svg:y2="21.251cm"><text:p/></draw:line><draw:line draw:style-name="gr189" draw:text-style-name="P117" xml:id="id66" draw:id="id66" svg:x1="5.502cm" svg:y1="21.253cm" svg:x2="9.502cm" svg:y2="21.253cm"><text:p/></draw:line><draw:connector draw:name="Connector_9" draw:style-name="gr188" draw:text-style-name="P114" svg:x1="5.502cm" svg:y1="21.252cm" svg:x2="5.502cm" svg:y2="21.748cm" draw:start-shape="id66" draw:start-glue-point="3" draw:end-shape="id67" draw:end-glue-point="5" svg:d="M5502 21252v496" svg:viewBox="0 0 2 497"><text:p/></draw:connector><draw:line draw:style-name="gr193" draw:text-style-name="P117" svg:x1="5.502cm" svg:y1="22.751cm" svg:x2="5.502cm" svg:y2="23.251cm"><text:p/></draw:line><draw:line draw:style-name="gr189" draw:text-style-name="P117" svg:x1="10.502cm" svg:y1="2.751cm" svg:x2="10.502cm" svg:y2="23.501cm"><text:p/></draw:line><draw:line draw:style-name="gr189" draw:text-style-name="P117" xml:id="id68" draw:id="id68" svg:x1="5.502cm" svg:y1="23.502cm" svg:x2="10.502cm" svg:y2="23.502cm"><text:p/></draw:line><draw:connector draw:name="Connector_15" draw:style-name="gr188" draw:text-style-name="P114" svg:x1="5.502cm" svg:y1="23.502cm" svg:x2="5.502cm" svg:y2="24.001cm" draw:start-shape="id68" draw:start-glue-point="3" draw:end-shape="id69" draw:end-glue-point="4" svg:d="M5502 23502v499" svg:viewBox="0 0 2 501"><text:p/></draw:connector><draw:frame draw:style-name="gr194" draw:text-style-name="P119" svg:width="0.75cm" svg:height="0.983cm" svg:x="5.502cm" svg:y="7.751cm"><draw:text-box><text:p text:style-name="P125"><text:span text:style-name="T131">+</text:span></text:p></draw:text-box></draw:frame><draw:frame draw:style-name="gr195" draw:text-style-name="P119" svg:width="0.75cm" svg:height="0.983cm" svg:x="5.502cm" svg:y="12.002cm"><draw:text-box><text:p text:style-name="P125"><text:span text:style-name="T131">+</text:span></text:p></draw:text-box></draw:frame><draw:frame draw:style-name="gr195" draw:text-style-name="P119" svg:width="0.75cm" svg:height="0.983cm" svg:x="5.502cm" svg:y="3.502cm"><draw:text-box><text:p text:style-name="P125"><text:span text:style-name="T131">+</text:span></text:p></draw:text-box></draw:frame><draw:frame draw:style-name="gr194" draw:text-style-name="P119" svg:width="0.75cm" svg:height="0.983cm" svg:x="7.753cm" svg:y="10.501cm"><draw:text-box><text:p text:style-name="P125"><text:span text:style-name="T131">-</text:span></text:p></draw:text-box></draw:frame><draw:frame draw:style-name="gr195" draw:text-style-name="P119" svg:width="0.75cm" svg:height="0.983cm" svg:x="7.753cm" svg:y="6.251cm"><draw:text-box><text:p text:style-name="P125"><text:span text:style-name="T131">-</text:span></text:p></draw:text-box></draw:frame><draw:frame draw:style-name="gr195" draw:text-style-name="P119" svg:width="0.75cm" svg:height="0.983cm" svg:x="7.753cm" svg:y="2.039cm"><draw:text-box><text:p text:style-name="P125"><text:span text:style-name="T131">-</text:span></text:p></draw:text-box></draw:frame></draw:g></text:p>
      <text:p text:style-name="P34">Перевіримо правильність алгоритма на довільних конкретних значеннях початкових даних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4865038265568">
          <table:table-cell table:style-name="Таблица2.A1" office:value-type="string">
            <text:p text:style-name="P46">Блок</text:p>
          </table:table-cell>
          <table:table-cell table:style-name="Таблица2.A1" office:value-type="string">
            <text:p text:style-name="P46">Дія</text:p>
          </table:table-cell>
          <table:table-cell table:style-name="Таблица2.A1" office:value-type="string">
            <text:p text:style-name="P47">Дія</text:p>
          </table:table-cell>
          <table:table-cell table:style-name="Таблица2.D1" office:value-type="string">
            <text:p text:style-name="P46">Дія</text:p>
          </table:table-cell>
        </table:table-row>
        <table:table-row table:style-name="TableLine94864966535296">
          <table:table-cell table:style-name="Таблица2.A30" office:value-type="string">
            <text:p text:style-name="P48"/>
          </table:table-cell>
          <table:table-cell table:style-name="Таблица2.B2" office:value-type="string">
            <text:p text:style-name="P46">Початок</text:p>
          </table:table-cell>
          <table:table-cell table:style-name="Таблица2.C2" office:value-type="string">
            <text:p text:style-name="P46">Початок</text:p>
          </table:table-cell>
          <table:table-cell table:style-name="Таблица2.D2" office:value-type="string">
            <text:p text:style-name="P46">Початок</text:p>
          </table:table-cell>
        </table:table-row>
        <table:table-row table:style-name="TableLine94864966535296">
          <table:table-cell table:style-name="Таблица2.A30" office:value-type="string">
            <text:p text:style-name="P48"/>
          </table:table-cell>
          <table:table-cell table:style-name="Таблица2.B3" office:value-type="string">
            <text:p text:style-name="P96">...</text:p>
          </table:table-cell>
          <table:table-cell table:style-name="Таблица2.C3" office:value-type="string">
            <text:p text:style-name="P46">...</text:p>
          </table:table-cell>
          <table:table-cell table:style-name="Таблица2.D3" office:value-type="string">
            <text:p text:style-name="P46">...</text:p>
          </table:table-cell>
        </table:table-row>
        <table:table-row table:style-name="TableLine94864966535296">
          <table:table-cell table:style-name="Таблица2.A30" office:value-type="string">
            <text:p text:style-name="P48"/>
          </table:table-cell>
          <table:table-cell table:style-name="Таблица2.B4" office:value-type="string">
            <text:p text:style-name="P96">Для Iterator = 13<text:span text:style-name="T125">0</text:span></text:p>
          </table:table-cell>
          <table:table-cell table:style-name="Таблица2.C4" office:value-type="string">
            <text:p text:style-name="P96">Для Iterator = 621</text:p>
          </table:table-cell>
          <table:table-cell table:style-name="Таблица2.D4" office:value-type="string">
            <text:p text:style-name="P96">Для Iterator = 975</text:p>
          </table:table-cell>
        </table:table-row>
        <table:table-row table:style-name="TableLine94865028602768">
          <table:table-cell table:style-name="Таблица2.A30" office:value-type="string">
            <text:p text:style-name="P46">1</text:p>
          </table:table-cell>
          <table:table-cell table:style-name="Таблица2.B5" office:value-type="string">
            <text:p text:style-name="P100">Number = 130</text:p>
          </table:table-cell>
          <table:table-cell table:style-name="Таблица2.C5" office:value-type="string">
            <text:p text:style-name="P100">Number = 621</text:p>
          </table:table-cell>
          <table:table-cell table:style-name="Таблица2.D5" office:value-type="string">
            <text:p text:style-name="P100">Number = 975</text:p>
          </table:table-cell>
        </table:table-row>
        <table:table-row table:style-name="TableLine94864972169440">
          <table:table-cell table:style-name="Таблица2.A20" office:value-type="string">
            <text:p text:style-name="P46">2</text:p>
          </table:table-cell>
          <table:table-cell table:style-name="Таблица2.B8" office:value-type="string">
            <text:p text:style-name="P100">130 &gt; <text:span text:style-name="T126">9</text:span> <text:s/>- так</text:p>
          </table:table-cell>
          <table:table-cell table:style-name="Таблица2.C8" office:value-type="string">
            <text:p text:style-name="P100">621 &gt; <text:span text:style-name="T126">9</text:span> <text:s/>- так</text:p>
          </table:table-cell>
          <table:table-cell table:style-name="Таблица2.D8" office:value-type="string">
            <text:p text:style-name="P100">975 &gt; <text:span text:style-name="T126">9</text:span> <text:s/>- так</text:p>
          </table:table-cell>
        </table:table-row>
        <table:table-row table:style-name="TableLine94864972169440">
          <table:table-cell table:style-name="Таблица2.A20" office:value-type="string">
            <text:p text:style-name="P96">3</text:p>
          </table:table-cell>
          <table:table-cell table:style-name="Таблица2.B8" office:value-type="string">
            <text:p text:style-name="P100">NewNumber = 0</text:p>
          </table:table-cell>
          <table:table-cell table:style-name="Таблица2.C8" office:value-type="string">
            <text:p text:style-name="P100">NewNumber = 0</text:p>
          </table:table-cell>
          <table:table-cell table:style-name="Таблица2.D8" office:value-type="string">
            <text:p text:style-name="P100">NewNumber = 0</text:p>
          </table:table-cell>
        </table:table-row>
        <table:table-row table:style-name="TableLine94864972169440">
          <table:table-cell table:style-name="Таблица2.A20" office:value-type="string">
            <text:p text:style-name="P96">4</text:p>
          </table:table-cell>
          <table:table-cell table:style-name="Таблица2.B8" office:value-type="string">
            <text:p text:style-name="P101">130 &gt; <text:span text:style-name="T126">9</text:span> <text:s/>- так</text:p>
          </table:table-cell>
          <table:table-cell table:style-name="Таблица2.C8" office:value-type="string">
            <text:p text:style-name="P101">621 &gt; <text:span text:style-name="T126">9</text:span> <text:s/>- так</text:p>
          </table:table-cell>
          <table:table-cell table:style-name="Таблица2.D8" office:value-type="string">
            <text:p text:style-name="P101">975 &gt; <text:span text:style-name="T126">9</text:span> <text:s/>- так</text:p>
          </table:table-cell>
        </table:table-row>
        <table:table-row table:style-name="TableLine94864972169440">
          <table:table-cell table:style-name="Таблица2.A20" office:value-type="string">
            <text:p text:style-name="P96">5</text:p>
          </table:table-cell>
          <table:table-cell table:style-name="Таблица2.B9" office:value-type="string">
            <text:p text:style-name="P100">Digit = 130 % 10 = 0</text:p>
          </table:table-cell>
          <table:table-cell table:style-name="Таблица2.C9" office:value-type="string">
            <text:p text:style-name="P100">Digit = 621 % 10 = 1</text:p>
          </table:table-cell>
          <table:table-cell table:style-name="Таблица2.D9" office:value-type="string">
            <text:p text:style-name="P100">Digit = 975 % 10 = 5</text:p>
          </table:table-cell>
        </table:table-row>
        <table:table-row table:style-name="TableLine94864972169440">
          <table:table-cell table:style-name="Таблица2.A20" office:value-type="string">
            <text:p text:style-name="P96">6</text:p>
          </table:table-cell>
          <table:table-cell table:style-name="Таблица2.B20" office:value-type="string">
            <text:p text:style-name="P100">Number = 130 / 10 = 13</text:p>
          </table:table-cell>
          <table:table-cell table:style-name="Таблица2.C20" office:value-type="string">
            <text:p text:style-name="P100">Number = 621 / 10 = 62</text:p>
          </table:table-cell>
          <table:table-cell table:style-name="Таблица2.D20" office:value-type="string">
            <text:p text:style-name="P100">Number = 975 / 10 = 97</text:p>
          </table:table-cell>
        </table:table-row>
        <table:table-row table:style-name="TableLine94864972169440">
          <table:table-cell table:style-name="Таблица2.A20" office:value-type="string">
            <text:p text:style-name="P98">7</text:p>
          </table:table-cell>
          <table:table-cell table:style-name="Таблица2.B20" office:value-type="string">
            <text:p text:style-name="P104">NewNumber = 0 + 0 = 0</text:p>
          </table:table-cell>
          <table:table-cell table:style-name="Таблица2.C20" office:value-type="string">
            <text:p text:style-name="P104">NewNumber = 0 + 1 = 1</text:p>
          </table:table-cell>
          <table:table-cell table:style-name="Таблица2.D20" office:value-type="string">
            <text:p text:style-name="P104">NewNumber = 0 + 5 = 5</text:p>
          </table:table-cell>
        </table:table-row>
        <table:table-row table:style-name="TableLine94864972169440">
          <table:table-cell table:style-name="Таблица2.A20" office:value-type="string">
            <text:p text:style-name="P98">8</text:p>
          </table:table-cell>
          <table:table-cell table:style-name="Таблица2.B20" office:value-type="string">
            <text:p text:style-name="P104">13 &gt; <text:span text:style-name="T126">9 </text:span><text:span text:style-name="T124"><text:s/>- так</text:span></text:p>
          </table:table-cell>
          <table:table-cell table:style-name="Таблица2.C20" office:value-type="string">
            <text:p text:style-name="P104">62 &gt; <text:span text:style-name="T126">9</text:span><text:span text:style-name="T124"> <text:s/>- так</text:span></text:p>
          </table:table-cell>
          <table:table-cell table:style-name="Таблица2.D20" office:value-type="string">
            <text:p text:style-name="P104">97 &gt; <text:span text:style-name="T126">9</text:span><text:span text:style-name="T124"> <text:s/>- так</text:span></text:p>
          </table:table-cell>
        </table:table-row>
        <table:table-row table:style-name="TableLine94864972169440">
          <table:table-cell table:style-name="Таблица2.A20" office:value-type="string">
            <text:p text:style-name="P98">9</text:p>
          </table:table-cell>
          <table:table-cell table:style-name="Таблица2.B20" office:value-type="string">
            <text:p text:style-name="P101">Digit = 13 % 10 = <text:span text:style-name="T125">3</text:span></text:p>
          </table:table-cell>
          <table:table-cell table:style-name="Таблица2.C20" office:value-type="string">
            <text:p text:style-name="P101">Digit = 62 % 10 = <text:span text:style-name="T125">2</text:span></text:p>
          </table:table-cell>
          <table:table-cell table:style-name="Таблица2.D20" office:value-type="string">
            <text:p text:style-name="P100">Digit = 97 % 10 = <text:span text:style-name="T125">7</text:span></text:p>
          </table:table-cell>
        </table:table-row>
        <table:table-row table:style-name="TableLine94864972169440">
          <table:table-cell table:style-name="Таблица2.A20" office:value-type="string">
            <text:p text:style-name="P98">10</text:p>
          </table:table-cell>
          <table:table-cell table:style-name="Таблица2.B20" office:value-type="string">
            <text:p text:style-name="P102">Number = 13 / 10 = 1</text:p>
          </table:table-cell>
          <table:table-cell table:style-name="Таблица2.C20" office:value-type="string">
            <text:p text:style-name="P102">Number = 6<text:span text:style-name="T126">2</text:span> / 10 = 6</text:p>
          </table:table-cell>
          <table:table-cell table:style-name="Таблица2.D20" office:value-type="string">
            <text:p text:style-name="P100">Number = 97 / 10 = 9</text:p>
          </table:table-cell>
        </table:table-row>
        <table:table-row table:style-name="TableLine94864972169440">
          <table:table-cell table:style-name="Таблица2.A20" office:value-type="string">
            <text:p text:style-name="P99">11</text:p>
          </table:table-cell>
          <table:table-cell table:style-name="Таблица2.B20" office:value-type="string">
            <text:p text:style-name="P104">NewNumber = 0 + <text:span text:style-name="T126">3</text:span> = <text:span text:style-name="T126">3</text:span></text:p>
          </table:table-cell>
          <table:table-cell table:style-name="Таблица2.C20" office:value-type="string">
            <text:p text:style-name="P104">NewNumber = <text:span text:style-name="T126">1</text:span> + <text:span text:style-name="T126">2</text:span> = <text:span text:style-name="T126">3</text:span></text:p>
          </table:table-cell>
          <table:table-cell table:style-name="Таблица2.D20" office:value-type="string">
            <text:p text:style-name="P104">NewNumber = <text:span text:style-name="T126">5</text:span> + <text:span text:style-name="T126">7</text:span> = <text:span text:style-name="T126">12</text:span></text:p>
          </table:table-cell>
        </table:table-row>
        <table:table-row table:style-name="TableLine94864972169440">
          <table:table-cell table:style-name="Таблица2.A20" office:value-type="string">
            <text:p text:style-name="P99">12</text:p>
          </table:table-cell>
          <table:table-cell table:style-name="Таблица2.B20" office:value-type="string">
            <text:p text:style-name="P105">1 &gt; <text:span text:style-name="T126">9</text:span><text:span text:style-name="T124"> <text:s/>- </text:span><text:span text:style-name="T126">ні</text:span></text:p>
          </table:table-cell>
          <table:table-cell table:style-name="Таблица2.C20" office:value-type="string">
            <text:p text:style-name="P105"><text:span text:style-name="T126">6</text:span> &gt; <text:span text:style-name="T126">9</text:span><text:span text:style-name="T124"> <text:s/>- </text:span><text:span text:style-name="T126">ні</text:span></text:p>
          </table:table-cell>
          <table:table-cell table:style-name="Таблица2.D20" office:value-type="string">
            <text:p text:style-name="P105"><text:span text:style-name="T127">9</text:span> &gt; <text:span text:style-name="T126">9</text:span><text:span text:style-name="T124"> <text:s/>- </text:span><text:span text:style-name="T126">ні</text:span></text:p>
          </table:table-cell>
        </table:table-row>
        <table:table-row table:style-name="TableLine94864972169440">
          <table:table-cell table:style-name="Таблица2.A20" office:value-type="string">
            <text:p text:style-name="P99">13</text:p>
          </table:table-cell>
          <table:table-cell table:style-name="Таблица2.B20" office:value-type="string">
            <text:p text:style-name="P106">NewNumber = <text:span text:style-name="T127">3</text:span> + <text:span text:style-name="T127">1</text:span> = <text:span text:style-name="T127">4</text:span></text:p>
          </table:table-cell>
          <table:table-cell table:style-name="Таблица2.C20" office:value-type="string">
            <text:p text:style-name="P104">NewNumber = <text:span text:style-name="T127">3 + 6</text:span> = <text:span text:style-name="T127">9</text:span></text:p>
          </table:table-cell>
          <table:table-cell table:style-name="Таблица2.D20" office:value-type="string">
            <text:p text:style-name="P104">NewNumber = <text:span text:style-name="T127">12 + 9 = 21</text:span></text:p>
          </table:table-cell>
        </table:table-row>
        <table:table-row table:style-name="TableLine94864972169440">
          <table:table-cell table:style-name="Таблица2.A20" office:value-type="string">
            <text:p text:style-name="P99">14</text:p>
          </table:table-cell>
          <table:table-cell table:style-name="Таблица2.B20" office:value-type="string">
            <text:p text:style-name="P107">Number = 4</text:p>
          </table:table-cell>
          <table:table-cell table:style-name="Таблица2.C20" office:value-type="string">
            <text:p text:style-name="P107">Number = 9</text:p>
          </table:table-cell>
          <table:table-cell table:style-name="Таблица2.D20" office:value-type="string">
            <text:p text:style-name="P107">Number = 21</text:p>
          </table:table-cell>
        </table:table-row>
        <table:table-row table:style-name="TableLine94864972169440">
          <table:table-cell table:style-name="Таблица2.A20" office:value-type="string">
            <text:p text:style-name="P99">15</text:p>
          </table:table-cell>
          <table:table-cell table:style-name="Таблица2.B20" office:value-type="string">
            <text:p text:style-name="P107">4 &gt; 9<text:span text:style-name="T124"> <text:s/>- </text:span><text:span text:style-name="T126">ні</text:span></text:p>
          </table:table-cell>
          <table:table-cell table:style-name="Таблица2.C20" office:value-type="string">
            <text:p text:style-name="P107">9 &gt; 9<text:span text:style-name="T124"> <text:s/>- </text:span><text:span text:style-name="T126">ні</text:span></text:p>
          </table:table-cell>
          <table:table-cell table:style-name="Таблица2.D20" office:value-type="string">
            <text:p text:style-name="P107">21 &gt; 9<text:span text:style-name="T124"> <text:s/>- так</text:span></text:p>
          </table:table-cell>
        </table:table-row>
        <table:table-row table:style-name="TableLine94864972169440">
          <table:table-cell table:style-name="Таблица2.A20" office:value-type="string">
            <text:p text:style-name="P99">16</text:p>
          </table:table-cell>
          <table:table-cell table:style-name="Таблица2.B20" office:value-type="string">
            <text:p text:style-name="P108">Вивід: <text:span text:style-name="T127">4</text:span></text:p>
          </table:table-cell>
          <table:table-cell table:style-name="Таблица2.C20" office:value-type="string">
            <text:p text:style-name="P108">Вивід: <text:span text:style-name="T127">9</text:span></text:p>
          </table:table-cell>
          <table:table-cell table:style-name="Таблица2.D20" office:value-type="string">
            <text:p text:style-name="P103">NewNumber = 0</text:p>
          </table:table-cell>
        </table:table-row>
        <table:table-row table:style-name="TableLine94864946516720">
          <table:table-cell table:style-name="Таблица2.A30" office:value-type="string">
            <text:p text:style-name="P99">17</text:p>
          </table:table-cell>
          <table:table-cell table:style-name="Таблица2.B30" office:value-type="string">
            <text:p text:style-name="P99">Наступна ітерація</text:p>
          </table:table-cell>
          <table:table-cell table:style-name="Таблица2.C30" office:value-type="string">
            <text:p text:style-name="P99">Наступна ітерація</text:p>
          </table:table-cell>
          <table:table-cell table:style-name="Таблица2.D30" office:value-type="string">
            <text:p text:style-name="P107">21 &gt; 9<text:span text:style-name="T124"> <text:s/>- так</text:span></text:p>
          </table:table-cell>
        </table:table-row>
        <table:table-row table:style-name="TableLine94864946516720">
          <table:table-cell table:style-name="Таблица2.A30" office:value-type="string">
            <text:p text:style-name="P99">18</text:p>
          </table:table-cell>
          <table:table-cell table:style-name="Таблица2.B30" office:value-type="string">
            <text:p text:style-name="P95"/>
          </table:table-cell>
          <table:table-cell table:style-name="Таблица2.C30" office:value-type="string">
            <text:p text:style-name="P99"/>
          </table:table-cell>
          <table:table-cell table:style-name="Таблица2.D30" office:value-type="string">
            <text:p text:style-name="P99">Digit = 21 % 10 = 1</text:p>
          </table:table-cell>
        </table:table-row>
        <table:table-row table:style-name="TableLine94864946516720">
          <table:table-cell table:style-name="Таблица2.A30" office:value-type="string">
            <text:p text:style-name="P99">19</text:p>
          </table:table-cell>
          <table:table-cell table:style-name="Таблица2.B30" office:value-type="string">
            <text:p text:style-name="P95"/>
          </table:table-cell>
          <table:table-cell table:style-name="Таблица2.C30" office:value-type="string">
            <text:p text:style-name="P99"/>
          </table:table-cell>
          <table:table-cell table:style-name="Таблица2.D30" office:value-type="string">
            <text:p text:style-name="P99">Number = 21 / 10 = 2</text:p>
          </table:table-cell>
        </table:table-row>
        <table:table-row table:style-name="TableLine94864946516720">
          <table:table-cell table:style-name="Таблица2.A30" office:value-type="string">
            <text:p text:style-name="P99">20</text:p>
          </table:table-cell>
          <table:table-cell table:style-name="Таблица2.B30" office:value-type="string">
            <text:p text:style-name="P95"/>
          </table:table-cell>
          <table:table-cell table:style-name="Таблица2.C30" office:value-type="string">
            <text:p text:style-name="P99"/>
          </table:table-cell>
          <table:table-cell table:style-name="Таблица2.D30" office:value-type="string">
            <text:p text:style-name="P99">NewNumber = 0 + 1 = 1</text:p>
          </table:table-cell>
        </table:table-row>
        <table:table-row table:style-name="TableLine94864946516720">
          <table:table-cell table:style-name="Таблица2.A30" office:value-type="string">
            <text:p text:style-name="P99">21</text:p>
          </table:table-cell>
          <table:table-cell table:style-name="Таблица2.B30" office:value-type="string">
            <text:p text:style-name="P95"/>
          </table:table-cell>
          <table:table-cell table:style-name="Таблица2.C30" office:value-type="string">
            <text:p text:style-name="P99"/>
          </table:table-cell>
          <table:table-cell table:style-name="Таблица2.D30" office:value-type="string">
            <text:p text:style-name="P107">2 &gt; 9<text:span text:style-name="T124"> <text:s/>- </text:span>ні</text:p>
          </table:table-cell>
        </table:table-row>
        <table:table-row table:style-name="TableLine94864946516720">
          <table:table-cell table:style-name="Таблица2.A30" office:value-type="string">
            <text:p text:style-name="P99">22</text:p>
          </table:table-cell>
          <table:table-cell table:style-name="Таблица2.B30" office:value-type="string">
            <text:p text:style-name="P95"/>
          </table:table-cell>
          <table:table-cell table:style-name="Таблица2.C30" office:value-type="string">
            <text:p text:style-name="P99"/>
          </table:table-cell>
          <table:table-cell table:style-name="Таблица2.D30" office:value-type="string">
            <text:p text:style-name="P106">NewNumber = <text:span text:style-name="T127">1</text:span> + <text:span text:style-name="T127">2</text:span> = <text:span text:style-name="T127">3</text:span></text:p>
          </table:table-cell>
        </table:table-row>
        <table:table-row table:style-name="TableLine94864946516720">
          <table:table-cell table:style-name="Таблица2.A30" office:value-type="string">
            <text:p text:style-name="P99">23</text:p>
          </table:table-cell>
          <table:table-cell table:style-name="Таблица2.B30" office:value-type="string">
            <text:p text:style-name="P95"/>
          </table:table-cell>
          <table:table-cell table:style-name="Таблица2.C30" office:value-type="string">
            <text:p text:style-name="P99"/>
          </table:table-cell>
          <table:table-cell table:style-name="Таблица2.D30" office:value-type="string">
            <text:p text:style-name="P106"><text:span text:style-name="T127">3</text:span> &gt; <text:span text:style-name="T126">9</text:span><text:span text:style-name="T124"> <text:s/>- </text:span><text:span text:style-name="T126">ні</text:span></text:p>
          </table:table-cell>
        </table:table-row>
        <table:table-row table:style-name="TableLine94864946516720">
          <table:table-cell table:style-name="Таблица2.A30" office:value-type="string">
            <text:p text:style-name="P99">24</text:p>
          </table:table-cell>
          <table:table-cell table:style-name="Таблица2.B30" office:value-type="string">
            <text:p text:style-name="P95"/>
          </table:table-cell>
          <table:table-cell table:style-name="Таблица2.C30" office:value-type="string">
            <text:p text:style-name="P99"/>
          </table:table-cell>
          <table:table-cell table:style-name="Таблица2.D30" office:value-type="string">
            <text:p text:style-name="P108">Вивід: <text:span text:style-name="T127">3</text:span></text:p>
          </table:table-cell>
        </table:table-row>
        <table:table-row table:style-name="TableLine94864946516720">
          <table:table-cell table:style-name="Таблица2.A30" office:value-type="string">
            <text:p text:style-name="P99"/>
          </table:table-cell>
          <table:table-cell table:style-name="Таблица2.B30" office:value-type="string">
            <text:p text:style-name="P95"/>
          </table:table-cell>
          <table:table-cell table:style-name="Таблица2.C30" office:value-type="string">
            <text:p text:style-name="P99"/>
          </table:table-cell>
          <table:table-cell table:style-name="Таблица2.D30" office:value-type="string">
            <text:p text:style-name="P107">Наступна ітерація</text:p>
          </table:table-cell>
        </table:table-row>
        <table:table-row table:style-name="TableLine94864946516720">
          <table:table-cell table:style-name="Таблица2.A30" office:value-type="string">
            <text:p text:style-name="P49"/>
          </table:table-cell>
          <table:table-cell table:style-name="Таблица2.B30" office:value-type="string">
            <text:p text:style-name="P95">...</text:p>
          </table:table-cell>
          <table:table-cell table:style-name="Таблица2.C30" office:value-type="string">
            <text:p text:style-name="P99">...</text:p>
          </table:table-cell>
          <table:table-cell table:style-name="Таблица2.D30" office:value-type="string">
            <text:p text:style-name="P107">...</text:p>
          </table:table-cell>
        </table:table-row>
        <table:table-row table:style-name="TableLine94865045112064">
          <table:table-cell table:style-name="Таблица2.A31" office:value-type="string">
            <text:p text:style-name="P48"/>
          </table:table-cell>
          <table:table-cell table:style-name="Таблица2.B31" office:value-type="string">
            <text:p text:style-name="P95">Кінець</text:p>
          </table:table-cell>
          <table:table-cell table:style-name="Таблица2.C31" office:value-type="string">
            <text:p text:style-name="P46">Кінець</text:p>
          </table:table-cell>
          <table:table-cell table:style-name="Таблица2.D31" office:value-type="string">
            <text:p text:style-name="P49">Кінець</text:p>
          </table:table-cell>
        </table:table-row>
      </table:table>
      <text:p text:style-name="P35"/>
      <text:p text:style-name="P35"/>
      <text:p text:style-name="P40"><text:soft-page-break/>Висновок:</text:p>
      <text:p text:style-name="P92"><text:span text:style-name="T22">На основі </text:span><text:span text:style-name="T23">цього</text:span><text:span text:style-name="T22"> алгоритму </text:span><text:span text:style-name="T25">по знаходженню </text:span><text:span text:style-name="T27">ц</text:span><text:span text:style-name="T25">ифров</text:span><text:span text:style-name="T65">ого</text:span><text:span text:style-name="T25"> корін</text:span><text:span text:style-name="T27">я</text:span><text:span text:style-name="T25"> натурального числа </text:span><text:span text:style-name="T27">було </text:span><text:span text:style-name="T26">дослід</text:span><text:span text:style-name="T65">жено</text:span><text:span text:style-name="T26"> особливості роботи складних циклів та набут</text:span><text:span text:style-name="T27">о</text:span><text:span text:style-name="T26"> практичних навичок їх використання під час складання програмних специфікаці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" fo:font-family="'Times New Roman'" style:font-family-generic="roman" style:font-pitch="variable" fo:font-size="12pt" fo:language="uk" fo:country="UA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uk" fo:country="UA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" fo:font-family="'Times New Roman'" style:font-family-generic="roman" style:font-pitch="variable" fo:font-size="12pt" fo:language="uk" fo:country="UA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loext:num-list-format="%2%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fo:text-indent="-0.635cm" fo:margin-left="3.724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36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fo:text-indent="-0.635cm" fo:margin-left="7.01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10.29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fo:text-indent="-0.635cm" fo:margin-left="11.942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fo:text-indent="-0.635cm" fo:margin-left="13.58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>
      <loext:graphic-properties draw:fill="solid" draw:fill-color="#612322"/>
      <style:paragraph-properties fo:text-align="center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MP1"><draw:frame draw:style-name="Mfr1" draw:name="Врезка3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3" draw:name="Изображение16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1" draw:name="Фигура1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2" style:page-layout-name="Mpm2" draw:style-name="Mdp1">
      <style:header>
        <text:p text:style-name="MP1"><draw:frame draw:style-name="Mfr1" draw:name="Врезка4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0" draw:name="Изображение18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2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2" draw:name="Фигура2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3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0:50:37</meta:creation-date>
    <meta:initial-creator>І.Вітковська</meta:initial-creator>
    <dc:language>en-US</dc:language>
    <dc:date>2021-11-23T00:40:35.073535658</dc:date>
    <meta:editing-cycles>10</meta:editing-cycles>
    <dc:title>Основи програмування – 1. Алгоритми та структури даних</dc:title>
    <meta:editing-duration>PT3H6M23S</meta:editing-duration>
    <meta:generator>LibreOffice/7.2.2.2$Linux_X86_64 LibreOffice_project/20$Build-2</meta:generator>
    <meta:document-statistic meta:table-count="2" meta:image-count="0" meta:object-count="0" meta:page-count="13" meta:paragraph-count="260" meta:word-count="1183" meta:character-count="7216" meta:non-whitespace-character-count="5452"/>
    <meta:template xlink:type="simple" xlink:actuate="onRequest" xlink:title="Normal" xlink:href=""/>
  </office:meta>
</office:document-meta>
</file>